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3.004cm"/>
    </style:style>
    <style:style style:name="co13" style:family="table-column">
      <style:table-column-properties fo:break-before="auto" style:column-width="2.133cm"/>
    </style:style>
    <style:style style:name="co14" style:family="table-column">
      <style:table-column-properties fo:break-before="auto" style:column-width="3.03cm"/>
    </style:style>
    <style:style style:name="co15" style:family="table-column">
      <style:table-column-properties fo:break-before="auto" style:column-width="2.159cm"/>
    </style:style>
    <style:style style:name="co16" style:family="table-column">
      <style:table-column-properties fo:break-before="auto" style:column-width="1.478cm"/>
    </style:style>
    <style:style style:name="co17" style:family="table-column">
      <style:table-column-properties fo:break-before="auto" style:column-width="1.969cm"/>
    </style:style>
    <style:style style:name="co18" style:family="table-column">
      <style:table-column-properties fo:break-before="auto" style:column-width="2.432cm"/>
    </style:style>
    <style:style style:name="co19" style:family="table-column">
      <style:table-column-properties fo:break-before="auto" style:column-width="2.187cm"/>
    </style:style>
    <style:style style:name="co20" style:family="table-column">
      <style:table-column-properties fo:break-before="auto" style:column-width="1.669cm"/>
    </style:style>
    <style:style style:name="co21" style:family="table-column">
      <style:table-column-properties fo:break-before="auto" style:column-width="2.595cm"/>
    </style:style>
    <style:style style:name="co22" style:family="table-column">
      <style:table-column-properties fo:break-before="auto" style:column-width="2.104cm"/>
    </style:style>
    <style:style style:name="co23" style:family="table-column">
      <style:table-column-properties fo:break-before="auto" style:column-width="2.89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459cm"/>
    </style:style>
    <style:style style:name="co26" style:family="table-column">
      <style:table-column-properties fo:break-before="auto" style:column-width="1.778cm"/>
    </style:style>
    <style:style style:name="co27" style:family="table-column">
      <style:table-column-properties fo:break-before="auto" style:column-width="2.813cm"/>
    </style:style>
    <style:style style:name="co28" style:family="table-column">
      <style:table-column-properties fo:break-before="auto" style:column-width="1.452cm"/>
    </style:style>
    <style:style style:name="co29" style:family="table-column">
      <style:table-column-properties fo:break-before="auto" style:column-width="2.295cm"/>
    </style:style>
    <style:style style:name="co30" style:family="table-column">
      <style:table-column-properties fo:break-before="auto" style:column-width="2.268cm"/>
    </style:style>
    <style:style style:name="co31" style:family="table-column">
      <style:table-column-properties fo:break-before="auto" style:column-width="3.411cm"/>
    </style:style>
    <style:style style:name="co32" style:family="table-column">
      <style:table-column-properties fo:break-before="auto" style:column-width="1.642cm"/>
    </style:style>
    <style:style style:name="co33" style:family="table-column">
      <style:table-column-properties fo:break-before="auto" style:column-width="2.921cm"/>
    </style:style>
    <style:style style:name="co34" style:family="table-column">
      <style:table-column-properties fo:break-before="auto" style:column-width="3.276cm"/>
    </style:style>
    <style:style style:name="co35" style:family="table-column">
      <style:table-column-properties fo:break-before="auto" style:column-width="1.752cm"/>
    </style:style>
    <style:style style:name="co36" style:family="table-column">
      <style:table-column-properties fo:break-before="auto" style:column-width="2.84cm"/>
    </style:style>
    <style:style style:name="co37" style:family="table-column">
      <style:table-column-properties fo:break-before="auto" style:column-width="2.649cm"/>
    </style:style>
    <style:style style:name="co38" style:family="table-column">
      <style:table-column-properties fo:break-before="auto" style:column-width="2.676cm"/>
    </style:style>
    <style:style style:name="co39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0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2">
      <style:table-cell-properties fo:border="0.74pt solid #000000"/>
      <style:text-properties fo:font-style="normal" style:font-style-asian="normal" style:font-style-complex="normal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raw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7" table:default-cell-style-name="Default"/>
        <table:table-column table:style-name="co32" table:number-columns-repeated="2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3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grid_size</text:p>
          </table:table-cell>
          <table:table-cell office:value-type="string" calcext:value-type="string">
            <text:p>total_pe</text:p>
          </table:table-cell>
          <table:table-cell office:value-type="string" calcext:value-type="string">
            <text:p>total_kp</text:p>
          </table:table-cell>
          <table:table-cell office:value-type="string" calcext:value-type="string">
            <text:p>total_lp</text:p>
          </table:table-cell>
          <table:table-cell office:value-type="string" calcext:value-type="string">
            <text:p>end_ts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model_events</text:p>
          </table:table-cell>
          <table:table-cell office:value-type="string" calcext:value-type="string">
            <text:p>network_events</text:p>
          </table:table-cell>
          <table:table-cell office:value-type="string" calcext:value-type="string">
            <text:p>total_event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events_processed</text:p>
          </table:table-cell>
          <table:table-cell office:value-type="string" calcext:value-type="string">
            <text:p>events_aborted</text:p>
          </table:table-cell>
          <table:table-cell office:value-type="string" calcext:value-type="string">
            <text:p>events_rb</text:p>
          </table:table-cell>
          <table:table-cell office:value-type="string" calcext:value-type="string">
            <text:p>pe_event_ties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send_loc_remote</text:p>
          </table:table-cell>
          <table:table-cell office:value-type="string" calcext:value-type="string">
            <text:p>percent_loc</text:p>
          </table:table-cell>
          <table:table-cell office:value-type="string" calcext:value-type="string">
            <text:p>send_net_remote</text:p>
          </table:table-cell>
          <table:table-cell office:value-type="string" calcext:value-type="string">
            <text:p>percent_net</text:p>
          </table:table-cell>
          <table:table-cell office:value-type="string" calcext:value-type="string">
            <text:p>rb_total</text:p>
          </table:table-cell>
          <table:table-cell office:value-type="string" calcext:value-type="string">
            <text:p>rb_primary</text:p>
          </table:table-cell>
          <table:table-cell office:value-type="string" calcext:value-type="string">
            <text:p>rb_secondary</text:p>
          </table:table-cell>
          <table:table-cell office:value-type="string" calcext:value-type="string">
            <text:p>fc_attempts</text:p>
          </table:table-cell>
          <table:table-cell office:value-type="string" calcext:value-type="string">
            <text:p>num_gvt</text:p>
          </table:table-cell>
          <table:table-cell office:value-type="string" calcext:value-type="string">
            <text:p>net_events</text:p>
          </table:table-cell>
          <table:table-cell office:value-type="string" calcext:value-type="string">
            <text:p>event_rate</text:p>
          </table:table-cell>
          <table:table-cell office:value-type="string" calcext:value-type="string">
            <text:p>events_past_end</text:p>
          </table:table-cell>
          <table:table-cell office:value-type="string" calcext:value-type="string">
            <text:p>event_alloc</text:p>
          </table:table-cell>
          <table:table-cell office:value-type="string" calcext:value-type="string">
            <text:p>memory_alloc</text:p>
          </table:table-cell>
          <table:table-cell office:value-type="string" calcext:value-type="string">
            <text:p>memory_wasted</text:p>
          </table:table-cell>
          <table:table-cell office:value-type="string" calcext:value-type="string">
            <text:p>remote_sends</text:p>
          </table:table-cell>
          <table:table-cell office:value-type="string" calcext:value-type="string">
            <text:p>remote_recvs</text:p>
          </table:table-cell>
          <table:table-cell office:value-type="string" calcext:value-type="string">
            <text:p>pe_struct</text:p>
          </table:table-cell>
          <table:table-cell office:value-type="string" calcext:value-type="string">
            <text:p>kp_struct</text:p>
          </table:table-cell>
          <table:table-cell office:value-type="string" calcext:value-type="string">
            <text:p>lp_struct</text:p>
          </table:table-cell>
          <table:table-cell office:value-type="string" calcext:value-type="string">
            <text:p>lp_model_struct</text:p>
          </table:table-cell>
          <table:table-cell office:value-type="string" calcext:value-type="string">
            <text:p>lp_rngs</text:p>
          </table:table-cell>
          <table:table-cell office:value-type="string" calcext:value-type="string">
            <text:p>total_lp_size</text:p>
          </table:table-cell>
          <table:table-cell office:value-type="string" calcext:value-type="string">
            <text:p>event_struct</text:p>
          </table:table-cell>
          <table:table-cell office:value-type="string" calcext:value-type="string">
            <text:p>event_struct_model</text:p>
          </table:table-cell>
          <table:table-cell office:value-type="string" calcext:value-type="string">
            <text:p>init_time</text:p>
          </table:table-cell>
          <table:table-cell office:value-type="string" calcext:value-type="string">
            <text:p>pq_time</text:p>
          </table:table-cell>
          <table:table-cell office:value-type="string" calcext:value-type="string">
            <text:p>avl_time</text:p>
          </table:table-cell>
          <table:table-cell office:value-type="string" calcext:value-type="string">
            <text:p>lz4_time</text:p>
          </table:table-cell>
          <table:table-cell office:value-type="string" calcext:value-type="string">
            <text:p>buddy_time</text:p>
          </table:table-cell>
          <table:table-cell office:value-type="string" calcext:value-type="string">
            <text:p>event_proc_time</text:p>
          </table:table-cell>
          <table:table-cell office:value-type="string" calcext:value-type="string">
            <text:p>event_cancel_time</text:p>
          </table:table-cell>
          <table:table-cell office:value-type="string" calcext:value-type="string">
            <text:p>event_abort_time</text:p>
          </table:table-cell>
          <table:table-cell office:value-type="string" calcext:value-type="string">
            <text:p>gvt_time</text:p>
          </table:table-cell>
          <table:table-cell office:value-type="string" calcext:value-type="string">
            <text:p>fc_time</text:p>
          </table:table-cell>
          <table:table-cell office:value-type="string" calcext:value-type="string">
            <text:p>primary_rb_time</text:p>
          </table:table-cell>
          <table:table-cell office:value-type="string" calcext:value-type="string">
            <text:p>net_read_time</text:p>
          </table:table-cell>
          <table:table-cell office:value-type="string" calcext:value-type="string">
            <text:p>net_other_time</text:p>
          </table:table-cell>
          <table:table-cell office:value-type="string" calcext:value-type="string">
            <text:p>inst_comp_time</text:p>
          </table:table-cell>
          <table:table-cell office:value-type="string" calcext:value-type="string">
            <text:p>inst_write_time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2]/3)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82049" calcext:value-type="float">
            <text:p>12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3.9854" calcext:value-type="float">
            <text:p>53.985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4732298.95" calcext:value-type="float">
            <text:p>34732298.95</text:p>
          </table:table-cell>
          <table:table-cell office:value-type="float" office:value="75321" calcext:value-type="float">
            <text:p>75321</text:p>
          </table:table-cell>
          <table:table-cell office:value-type="float" office:value="1282065" calcext:value-type="float">
            <text:p>1282065</text:p>
          </table:table-cell>
          <table:table-cell office:value-type="float" office:value="350458" calcext:value-type="float">
            <text:p>350458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722" calcext:value-type="float">
            <text:p>6.2722</text:p>
          </table:table-cell>
          <table:table-cell office:value-type="float" office:value="17.9658" calcext:value-type="float">
            <text:p>17.96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1466" calcext:value-type="float">
            <text:p>21.1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9218" calcext:value-type="float">
            <text:p>23.9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679" calcext:value-type="float">
            <text:p>8.3679</text:p>
          </table:table-cell>
          <table:table-cell office:value-type="float" office:value="0.4171" calcext:value-type="float">
            <text:p>0.4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9873" calcext:value-type="float">
            <text:p>53.9873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3]/3)"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42049" calcext:value-type="float">
            <text:p>6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7.9013" calcext:value-type="float">
            <text:p>27.901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782719" calcext:value-type="float">
            <text:p>1874782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87866" calcext:value-type="float">
            <text:p>48687866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67202656.3" calcext:value-type="float">
            <text:p>67202656.3</text:p>
          </table:table-cell>
          <table:table-cell office:value-type="float" office:value="75321" calcext:value-type="float">
            <text:p>75321</text:p>
          </table:table-cell>
          <table:table-cell office:value-type="float" office:value="642065" calcext:value-type="float">
            <text:p>642065</text:p>
          </table:table-cell>
          <table:table-cell office:value-type="float" office:value="175498" calcext:value-type="float">
            <text:p>17549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8687866" calcext:value-type="float">
            <text:p>486878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3.9465" calcext:value-type="float">
            <text:p>3.9465</text:p>
          </table:table-cell>
          <table:table-cell office:value-type="float" office:value="7.9664" calcext:value-type="float">
            <text:p>7.9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746" calcext:value-type="float">
            <text:p>11.0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43" calcext:value-type="float">
            <text:p>13.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154" calcext:value-type="float">
            <text:p>4.5154</text:p>
          </table:table-cell>
          <table:table-cell office:value-type="float" office:value="0.4501" calcext:value-type="float">
            <text:p>0.4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024" calcext:value-type="float">
            <text:p>27.9024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4]/3)"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2049" calcext:value-type="float">
            <text:p>3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.4788" calcext:value-type="float">
            <text:p>15.478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526719" calcext:value-type="float">
            <text:p>1874526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35094" calcext:value-type="float">
            <text:p>97335094</text:p>
          </table:table-cell>
          <table:table-cell office:value-type="float" office:value="5.19" calcext:value-type="float">
            <text:p>5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21136094.79" calcext:value-type="float">
            <text:p>121136094.79</text:p>
          </table:table-cell>
          <table:table-cell office:value-type="float" office:value="75321" calcext:value-type="float">
            <text:p>75321</text:p>
          </table:table-cell>
          <table:table-cell office:value-type="float" office:value="322065" calcext:value-type="float">
            <text:p>322065</text:p>
          </table:table-cell>
          <table:table-cell office:value-type="float" office:value="88018" calcext:value-type="float">
            <text:p>88018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97335094" calcext:value-type="float">
            <text:p>97335094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6.536" calcext:value-type="float">
            <text:p>16.536</text:p>
          </table:table-cell>
          <table:table-cell office:value-type="float" office:value="3.3931" calcext:value-type="float">
            <text:p>3.39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07" calcext:value-type="float">
            <text:p>6.0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482" calcext:value-type="float">
            <text:p>8.1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95" calcext:value-type="float">
            <text:p>3.1395</text:p>
          </table:table-cell>
          <table:table-cell office:value-type="float" office:value="0.425" calcext:value-type="float">
            <text:p>0.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794" calcext:value-type="float">
            <text:p>15.4794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5]/3)"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2049" calcext:value-type="float">
            <text:p>1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0.2482" calcext:value-type="float">
            <text:p>10.248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014719" calcext:value-type="float">
            <text:p>1874014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618760" calcext:value-type="float">
            <text:p>194618760</text:p>
          </table:table-cell>
          <table:table-cell office:value-type="float" office:value="10.38" calcext:value-type="float">
            <text:p>10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82962236.89" calcext:value-type="float">
            <text:p>182962236.89</text:p>
          </table:table-cell>
          <table:table-cell office:value-type="float" office:value="75321" calcext:value-type="float">
            <text:p>75321</text:p>
          </table:table-cell>
          <table:table-cell office:value-type="float" office:value="162065" calcext:value-type="float">
            <text:p>162065</text:p>
          </table:table-cell>
          <table:table-cell office:value-type="float" office:value="44278" calcext:value-type="float">
            <text:p>44278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194618760" calcext:value-type="float">
            <text:p>19461876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8.1406" calcext:value-type="float">
            <text:p>18.1406</text:p>
          </table:table-cell>
          <table:table-cell office:value-type="float" office:value="1.5006" calcext:value-type="float">
            <text:p>1.5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564" calcext:value-type="float">
            <text:p>2.8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515" calcext:value-type="float">
            <text:p>6.2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014" calcext:value-type="float">
            <text:p>2.9014</text:p>
          </table:table-cell>
          <table:table-cell office:value-type="float" office:value="0.4045" calcext:value-type="float">
            <text:p>0.4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486" calcext:value-type="float">
            <text:p>10.2486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6]/3)"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82049" calcext:value-type="float">
            <text:p>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1.2846" calcext:value-type="float">
            <text:p>11.284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2990719" calcext:value-type="float">
            <text:p>187299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134244" calcext:value-type="float">
            <text:p>390134244</text:p>
          </table:table-cell>
          <table:table-cell office:value-type="float" office:value="20.81" calcext:value-type="float">
            <text:p>20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66159327.2" calcext:value-type="float">
            <text:p>166159327.2</text:p>
          </table:table-cell>
          <table:table-cell office:value-type="float" office:value="75321" calcext:value-type="float">
            <text:p>75321</text:p>
          </table:table-cell>
          <table:table-cell office:value-type="float" office:value="82065" calcext:value-type="float">
            <text:p>82065</text:p>
          </table:table-cell>
          <table:table-cell office:value-type="float" office:value="22408" calcext:value-type="float">
            <text:p>22408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390134244" calcext:value-type="float">
            <text:p>390134244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7.7381" calcext:value-type="float">
            <text:p>7.7381</text:p>
          </table:table-cell>
          <table:table-cell office:value-type="float" office:value="0.6517" calcext:value-type="float">
            <text:p>0.65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357" calcext:value-type="float">
            <text:p>1.5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601" calcext:value-type="float">
            <text:p>8.3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6" calcext:value-type="float">
            <text:p>3.666</text:p>
          </table:table-cell>
          <table:table-cell office:value-type="float" office:value="0.3864" calcext:value-type="float">
            <text:p>0.3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851" calcext:value-type="float">
            <text:p>11.2851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7]/3)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42049" calcext:value-type="float">
            <text:p>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2.1026" calcext:value-type="float">
            <text:p>12.102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0942719" calcext:value-type="float">
            <text:p>1870942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677502" calcext:value-type="float">
            <text:p>780677502</text:p>
          </table:table-cell>
          <table:table-cell office:value-type="float" office:value="41.64" calcext:value-type="float">
            <text:p>41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54928100.72" calcext:value-type="float">
            <text:p>154928100.72</text:p>
          </table:table-cell>
          <table:table-cell office:value-type="float" office:value="75321" calcext:value-type="float">
            <text:p>75321</text:p>
          </table:table-cell>
          <table:table-cell office:value-type="float" office:value="42065" calcext:value-type="float">
            <text:p>42065</text:p>
          </table:table-cell>
          <table:table-cell office:value-type="float" office:value="11473" calcext:value-type="float">
            <text:p>11473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780677502" calcext:value-type="float">
            <text:p>780677502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30.0533" calcext:value-type="float">
            <text:p>30.0533</text:p>
          </table:table-cell>
          <table:table-cell office:value-type="float" office:value="0.2712" calcext:value-type="float">
            <text:p>0.2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48" calcext:value-type="float">
            <text:p>0.8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461" calcext:value-type="float">
            <text:p>9.0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707" calcext:value-type="float">
            <text:p>5.3707</text:p>
          </table:table-cell>
          <table:table-cell office:value-type="float" office:value="0.3515" calcext:value-type="float">
            <text:p>0.3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032" calcext:value-type="float">
            <text:p>12.1032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8]/3)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9729" calcext:value-type="float">
            <text:p>32972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.3236" calcext:value-type="float">
            <text:p>68.323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443480.76" calcext:value-type="float">
            <text:p>27443480.76</text:p>
          </table:table-cell>
          <table:table-cell office:value-type="float" office:value="75321" calcext:value-type="float">
            <text:p>75321</text:p>
          </table:table-cell>
          <table:table-cell office:value-type="float" office:value="329745" calcext:value-type="float">
            <text:p>329745</text:p>
          </table:table-cell>
          <table:table-cell office:value-type="float" office:value="145498" calcext:value-type="float">
            <text:p>14549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77" calcext:value-type="float">
            <text:p>6.2477</text:p>
          </table:table-cell>
          <table:table-cell office:value-type="float" office:value="19.9663" calcext:value-type="float">
            <text:p>19.9663</text:p>
          </table:table-cell>
          <table:table-cell office:value-type="float" office:value="0.3525" calcext:value-type="float">
            <text:p>0.3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847" calcext:value-type="float">
            <text:p>21.8847</text:p>
          </table:table-cell>
          <table:table-cell office:value-type="float" office:value="0.0269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office:value-type="float" office:value="30.1124" calcext:value-type="float">
            <text:p>30.1124</text:p>
          </table:table-cell>
          <table:table-cell office:value-type="float" office:value="9.958" calcext:value-type="float">
            <text:p>9.958</text:p>
          </table:table-cell>
          <table:table-cell office:value-type="float" office:value="0" calcext:value-type="float">
            <text:p>0</text:p>
          </table:table-cell>
          <table:table-cell office:value-type="float" office:value="9.2676" calcext:value-type="float">
            <text:p>9.2676</text:p>
          </table:table-cell>
          <table:table-cell office:value-type="float" office:value="0.4623" calcext:value-type="float">
            <text:p>0.4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3261" calcext:value-type="float">
            <text:p>68.3261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9]/3)"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5889" calcext:value-type="float">
            <text:p>1658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3.4766" calcext:value-type="float">
            <text:p>33.476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782719" calcext:value-type="float">
            <text:p>1874782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87866" calcext:value-type="float">
            <text:p>48687866</text:p>
          </table:table-cell>
          <table:table-cell office:value-type="float" office:value="2.6" calcext:value-type="float">
            <text:p>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064" calcext:value-type="float">
            <text:p>256064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56010458.86" calcext:value-type="float">
            <text:p>56010458.86</text:p>
          </table:table-cell>
          <table:table-cell office:value-type="float" office:value="75321" calcext:value-type="float">
            <text:p>75321</text:p>
          </table:table-cell>
          <table:table-cell office:value-type="float" office:value="165905" calcext:value-type="float">
            <text:p>165905</text:p>
          </table:table-cell>
          <table:table-cell office:value-type="float" office:value="82138" calcext:value-type="float">
            <text:p>82138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48687866" calcext:value-type="float">
            <text:p>486878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3.9319" calcext:value-type="float">
            <text:p>3.9319</text:p>
          </table:table-cell>
          <table:table-cell office:value-type="float" office:value="8.3337" calcext:value-type="float">
            <text:p>8.3337</text:p>
          </table:table-cell>
          <table:table-cell office:value-type="float" office:value="0.3629" calcext:value-type="float">
            <text:p>0.3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666" calcext:value-type="float">
            <text:p>11.466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" calcext:value-type="float">
            <text:p>0</text:p>
          </table:table-cell>
          <table:table-cell office:value-type="float" office:value="16.9174" calcext:value-type="float">
            <text:p>16.9174</text:p>
          </table:table-cell>
          <table:table-cell office:value-type="float" office:value="4.0021" calcext:value-type="float">
            <text:p>4.0021</text:p>
          </table:table-cell>
          <table:table-cell office:value-type="float" office:value="0" calcext:value-type="float">
            <text:p>0</text:p>
          </table:table-cell>
          <table:table-cell office:value-type="float" office:value="4.0113" calcext:value-type="float">
            <text:p>4.0113</text:p>
          </table:table-cell>
          <table:table-cell office:value-type="float" office:value="0.4767" calcext:value-type="float">
            <text:p>0.4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779" calcext:value-type="float">
            <text:p>33.4779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10]/3)"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83969" calcext:value-type="float">
            <text:p>8396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.3561" calcext:value-type="float">
            <text:p>17.356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526719" calcext:value-type="float">
            <text:p>1874526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35094" calcext:value-type="float">
            <text:p>97335094</text:p>
          </table:table-cell>
          <table:table-cell office:value-type="float" office:value="5.19" calcext:value-type="float">
            <text:p>5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128" calcext:value-type="float">
            <text:p>512128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8033157.77" calcext:value-type="float">
            <text:p>108033157.77</text:p>
          </table:table-cell>
          <table:table-cell office:value-type="float" office:value="75321" calcext:value-type="float">
            <text:p>75321</text:p>
          </table:table-cell>
          <table:table-cell office:value-type="float" office:value="83985" calcext:value-type="float">
            <text:p>83985</text:p>
          </table:table-cell>
          <table:table-cell office:value-type="float" office:value="50458" calcext:value-type="float">
            <text:p>50458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97335094" calcext:value-type="float">
            <text:p>97335094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1.8055" calcext:value-type="float">
            <text:p>11.8055</text:p>
          </table:table-cell>
          <table:table-cell office:value-type="float" office:value="3.4241" calcext:value-type="float">
            <text:p>3.4241</text:p>
          </table:table-cell>
          <table:table-cell office:value-type="float" office:value="0.3157" calcext:value-type="float">
            <text:p>0.3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659" calcext:value-type="float">
            <text:p>5.8659</text:p>
          </table:table-cell>
          <table:table-cell office:value-type="float" office:value="0.0073" calcext:value-type="float">
            <text:p>0.0073</text:p>
          </table:table-cell>
          <table:table-cell office:value-type="float" office:value="0" calcext:value-type="float">
            <text:p>0</text:p>
          </table:table-cell>
          <table:table-cell office:value-type="float" office:value="10.284" calcext:value-type="float">
            <text:p>10.284</text:p>
          </table:table-cell>
          <table:table-cell office:value-type="float" office:value="1.343" calcext:value-type="float">
            <text:p>1.343</text:p>
          </table:table-cell>
          <table:table-cell office:value-type="float" office:value="0" calcext:value-type="float">
            <text:p>0</text:p>
          </table:table-cell>
          <table:table-cell office:value-type="float" office:value="2.2439" calcext:value-type="float">
            <text:p>2.2439</text:p>
          </table:table-cell>
          <table:table-cell office:value-type="float" office:value="0.4453" calcext:value-type="float">
            <text:p>0.4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569" calcext:value-type="float">
            <text:p>17.3569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11]/3)"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43009" calcext:value-type="float">
            <text:p>430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1.0552" calcext:value-type="float">
            <text:p>11.055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014719" calcext:value-type="float">
            <text:p>1874014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618760" calcext:value-type="float">
            <text:p>194618760</text:p>
          </table:table-cell>
          <table:table-cell office:value-type="float" office:value="10.38" calcext:value-type="float">
            <text:p>10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4256" calcext:value-type="float">
            <text:p>1024256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69606241.15" calcext:value-type="float">
            <text:p>169606241.15</text:p>
          </table:table-cell>
          <table:table-cell office:value-type="float" office:value="75321" calcext:value-type="float">
            <text:p>75321</text:p>
          </table:table-cell>
          <table:table-cell office:value-type="float" office:value="43025" calcext:value-type="float">
            <text:p>43025</text:p>
          </table:table-cell>
          <table:table-cell office:value-type="float" office:value="34618" calcext:value-type="float">
            <text:p>3461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4618760" calcext:value-type="float">
            <text:p>19461876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4.0257" calcext:value-type="float">
            <text:p>4.0257</text:p>
          </table:table-cell>
          <table:table-cell office:value-type="float" office:value="1.4679" calcext:value-type="float">
            <text:p>1.4679</text:p>
          </table:table-cell>
          <table:table-cell office:value-type="float" office:value="0.2619" calcext:value-type="float">
            <text:p>0.2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92" calcext:value-type="float">
            <text:p>3.0092</text:p>
          </table:table-cell>
          <table:table-cell office:value-type="float" office:value="0.0039" calcext:value-type="float">
            <text:p>0.0039</text:p>
          </table:table-cell>
          <table:table-cell office:value-type="float" office:value="0" calcext:value-type="float">
            <text:p>0</text:p>
          </table:table-cell>
          <table:table-cell office:value-type="float" office:value="8.2609" calcext:value-type="float">
            <text:p>8.2609</text:p>
          </table:table-cell>
          <table:table-cell office:value-type="float" office:value="0.518" calcext:value-type="float">
            <text:p>0.518</text:p>
          </table:table-cell>
          <table:table-cell office:value-type="float" office:value="0" calcext:value-type="float">
            <text:p>0</text:p>
          </table:table-cell>
          <table:table-cell office:value-type="float" office:value="1.9294" calcext:value-type="float">
            <text:p>1.9294</text:p>
          </table:table-cell>
          <table:table-cell office:value-type="float" office:value="0.474" calcext:value-type="float">
            <text:p>0.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557" calcext:value-type="float">
            <text:p>11.0557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12]/3)"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2529" calcext:value-type="float">
            <text:p>2252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1.4664" calcext:value-type="float">
            <text:p>11.466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2990719" calcext:value-type="float">
            <text:p>187299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134244" calcext:value-type="float">
            <text:p>390134244</text:p>
          </table:table-cell>
          <table:table-cell office:value-type="float" office:value="20.81" calcext:value-type="float">
            <text:p>20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8512" calcext:value-type="float">
            <text:p>204851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63524050.97" calcext:value-type="float">
            <text:p>163524050.97</text:p>
          </table:table-cell>
          <table:table-cell office:value-type="float" office:value="75321" calcext:value-type="float">
            <text:p>75321</text:p>
          </table:table-cell>
          <table:table-cell office:value-type="float" office:value="22545" calcext:value-type="float">
            <text:p>22545</text:p>
          </table:table-cell>
          <table:table-cell office:value-type="float" office:value="26698" calcext:value-type="float">
            <text:p>2669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390134244" calcext:value-type="float">
            <text:p>390134244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7.6902" calcext:value-type="float">
            <text:p>7.690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2448" calcext:value-type="float">
            <text:p>0.2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72" calcext:value-type="float">
            <text:p>1.607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" calcext:value-type="float">
            <text:p>0</text:p>
          </table:table-cell>
          <table:table-cell office:value-type="float" office:value="10.0171" calcext:value-type="float">
            <text:p>10.0171</text:p>
          </table:table-cell>
          <table:table-cell office:value-type="float" office:value="0.2876" calcext:value-type="float">
            <text:p>0.2876</text:p>
          </table:table-cell>
          <table:table-cell office:value-type="float" office:value="0" calcext:value-type="float">
            <text:p>0</text:p>
          </table:table-cell>
          <table:table-cell office:value-type="float" office:value="2.5785" calcext:value-type="float">
            <text:p>2.5785</text:p>
          </table:table-cell>
          <table:table-cell office:value-type="float" office:value="0.4161" calcext:value-type="float">
            <text:p>0.4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67" calcext:value-type="float">
            <text:p>11.467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13]/3)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289" calcext:value-type="float">
            <text:p>122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4.1803" calcext:value-type="float">
            <text:p>14.1803</text:p>
          </table:table-cell>
          <table:table-cell office:value-type="float" office:value="1875038785" calcext:value-type="float">
            <text:p>187503878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870942782" calcext:value-type="float">
            <text:p>187094278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677502" calcext:value-type="float">
            <text:p>780677502</text:p>
          </table:table-cell>
          <table:table-cell office:value-type="float" office:value="41.64" calcext:value-type="float">
            <text:p>41.6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97024" calcext:value-type="float">
            <text:p>4097024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32227976.28" calcext:value-type="float">
            <text:p>132227976.28</text:p>
          </table:table-cell>
          <table:table-cell office:value-type="float" office:value="75321" calcext:value-type="float">
            <text:p>75321</text:p>
          </table:table-cell>
          <table:table-cell office:value-type="float" office:value="12305" calcext:value-type="float">
            <text:p>12305</text:p>
          </table:table-cell>
          <table:table-cell office:value-type="float" office:value="22738" calcext:value-type="float">
            <text:p>2273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780677502" calcext:value-type="float">
            <text:p>780677502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3.5416" calcext:value-type="float">
            <text:p>3.5416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249" calcext:value-type="float">
            <text:p>0.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63" calcext:value-type="float">
            <text:p>0.856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3.7207" calcext:value-type="float">
            <text:p>13.7207</text:p>
          </table:table-cell>
          <table:table-cell office:value-type="float" office:value="0.2028" calcext:value-type="float">
            <text:p>0.2028</text:p>
          </table:table-cell>
          <table:table-cell office:value-type="float" office:value="0" calcext:value-type="float">
            <text:p>0</text:p>
          </table:table-cell>
          <table:table-cell office:value-type="float" office:value="4.0936" calcext:value-type="float">
            <text:p>4.0936</text:p>
          </table:table-cell>
          <table:table-cell office:value-type="float" office:value="0.3826" calcext:value-type="float">
            <text:p>0.3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81" calcext:value-type="float">
            <text:p>14.181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14]/3)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562049" calcext:value-type="float">
            <text:p>25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44.0473" calcext:value-type="float">
            <text:p>244.0473</text:p>
          </table:table-cell>
          <table:table-cell office:value-type="float" office:value="7536339580" calcext:value-type="float">
            <text:p>7536339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6211580" calcext:value-type="float">
            <text:p>75362115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77760" calcext:value-type="float">
            <text:p>47377760</text:p>
          </table:table-cell>
          <table:table-cell office:value-type="float" office:value="0.63" calcext:value-type="float">
            <text:p>0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65" calcext:value-type="float">
            <text:p>4065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30880646.14" calcext:value-type="float">
            <text:p>30880646.14</text:p>
          </table:table-cell>
          <table:table-cell office:value-type="float" office:value="299554" calcext:value-type="float">
            <text:p>299554</text:p>
          </table:table-cell>
          <table:table-cell office:value-type="float" office:value="2562065" calcext:value-type="float">
            <text:p>2562065</text:p>
          </table:table-cell>
          <table:table-cell office:value-type="float" office:value="800218" calcext:value-type="float">
            <text:p>800218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47377760" calcext:value-type="float">
            <text:p>4737776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6.7034" calcext:value-type="float">
            <text:p>26.7034</text:p>
          </table:table-cell>
          <table:table-cell office:value-type="float" office:value="93.0554" calcext:value-type="float">
            <text:p>93.0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2032" calcext:value-type="float">
            <text:p>86.2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.8653" calcext:value-type="float">
            <text:p>111.8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441" calcext:value-type="float">
            <text:p>45.3441</text:p>
          </table:table-cell>
          <table:table-cell office:value-type="float" office:value="0.8742" calcext:value-type="float">
            <text:p>0.8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.0559" calcext:value-type="float">
            <text:p>244.0559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15]/3)"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82049" calcext:value-type="float">
            <text:p>12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22.5452" calcext:value-type="float">
            <text:p>122.5452</text:p>
          </table:table-cell>
          <table:table-cell office:value-type="float" office:value="7536339580" calcext:value-type="float">
            <text:p>7536339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6083580" calcext:value-type="float">
            <text:p>75360835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04050" calcext:value-type="float">
            <text:p>96304050</text:p>
          </table:table-cell>
          <table:table-cell office:value-type="float" office:value="1.28" calcext:value-type="float">
            <text:p>1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61498437.72" calcext:value-type="float">
            <text:p>61498437.72</text:p>
          </table:table-cell>
          <table:table-cell office:value-type="float" office:value="299554" calcext:value-type="float">
            <text:p>299554</text:p>
          </table:table-cell>
          <table:table-cell office:value-type="float" office:value="1282065" calcext:value-type="float">
            <text:p>1282065</text:p>
          </table:table-cell>
          <table:table-cell office:value-type="float" office:value="400378" calcext:value-type="float">
            <text:p>400378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96304050" calcext:value-type="float">
            <text:p>9630405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4.6469" calcext:value-type="float">
            <text:p>14.6469</text:p>
          </table:table-cell>
          <table:table-cell office:value-type="float" office:value="44.4258" calcext:value-type="float">
            <text:p>44.4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7007" calcext:value-type="float">
            <text:p>44.7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4848" calcext:value-type="float">
            <text:p>59.4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471" calcext:value-type="float">
            <text:p>21.5471</text:p>
          </table:table-cell>
          <table:table-cell office:value-type="float" office:value="0.883" calcext:value-type="float">
            <text:p>0.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5502" calcext:value-type="float">
            <text:p>122.5502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16]/3)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42049" calcext:value-type="float">
            <text:p>6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2.8155" calcext:value-type="float">
            <text:p>62.8155</text:p>
          </table:table-cell>
          <table:table-cell office:value-type="float" office:value="7536339580" calcext:value-type="float">
            <text:p>7536339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5827580" calcext:value-type="float">
            <text:p>75358275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96320" calcext:value-type="float">
            <text:p>195196320</text:p>
          </table:table-cell>
          <table:table-cell office:value-type="float" office:value="2.59" calcext:value-type="float">
            <text:p>2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119975738.17" calcext:value-type="float">
            <text:p>119975738.17</text:p>
          </table:table-cell>
          <table:table-cell office:value-type="float" office:value="299554" calcext:value-type="float">
            <text:p>299554</text:p>
          </table:table-cell>
          <table:table-cell office:value-type="float" office:value="642065" calcext:value-type="float">
            <text:p>642065</text:p>
          </table:table-cell>
          <table:table-cell office:value-type="float" office:value="200458" calcext:value-type="float">
            <text:p>200458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195196320" calcext:value-type="float">
            <text:p>19519632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8.7538" calcext:value-type="float">
            <text:p>8.7538</text:p>
          </table:table-cell>
          <table:table-cell office:value-type="float" office:value="19.9069" calcext:value-type="float">
            <text:p>19.9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0987" calcext:value-type="float">
            <text:p>23.0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935" calcext:value-type="float">
            <text:p>31.5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067" calcext:value-type="float">
            <text:p>10.7067</text:p>
          </table:table-cell>
          <table:table-cell office:value-type="float" office:value="0.8462" calcext:value-type="float">
            <text:p>0.8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8182" calcext:value-type="float">
            <text:p>62.8182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17]/3)"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2049" calcext:value-type="float">
            <text:p>3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4.9898" calcext:value-type="float">
            <text:p>34.9898</text:p>
          </table:table-cell>
          <table:table-cell office:value-type="float" office:value="7536339580" calcext:value-type="float">
            <text:p>7536339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5315580" calcext:value-type="float">
            <text:p>75353155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704342" calcext:value-type="float">
            <text:p>390704342</text:p>
          </table:table-cell>
          <table:table-cell office:value-type="float" office:value="5.18" calcext:value-type="float">
            <text:p>5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215386665.52" calcext:value-type="float">
            <text:p>215386665.52</text:p>
          </table:table-cell>
          <table:table-cell office:value-type="float" office:value="299554" calcext:value-type="float">
            <text:p>299554</text:p>
          </table:table-cell>
          <table:table-cell office:value-type="float" office:value="322065" calcext:value-type="float">
            <text:p>322065</text:p>
          </table:table-cell>
          <table:table-cell office:value-type="float" office:value="100498" calcext:value-type="float">
            <text:p>10049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90704342" calcext:value-type="float">
            <text:p>390704342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9266" calcext:value-type="float">
            <text:p>6.9266</text:p>
          </table:table-cell>
          <table:table-cell office:value-type="float" office:value="8.6886" calcext:value-type="float">
            <text:p>8.6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743" calcext:value-type="float">
            <text:p>11.9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593" calcext:value-type="float">
            <text:p>20.7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979" calcext:value-type="float">
            <text:p>6.6979</text:p>
          </table:table-cell>
          <table:table-cell office:value-type="float" office:value="0.8176" calcext:value-type="float">
            <text:p>0.8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912" calcext:value-type="float">
            <text:p>34.9912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18]/3)"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2049" calcext:value-type="float">
            <text:p>1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5.9149" calcext:value-type="float">
            <text:p>25.9149</text:p>
          </table:table-cell>
          <table:table-cell office:value-type="float" office:value="7536339580" calcext:value-type="float">
            <text:p>7536339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291580" calcext:value-type="float">
            <text:p>75342915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700214" calcext:value-type="float">
            <text:p>783700214</text:p>
          </table:table-cell>
          <table:table-cell office:value-type="float" office:value="10.4" calcext:value-type="float">
            <text:p>1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290811274.8" calcext:value-type="float">
            <text:p>290811274.8</text:p>
          </table:table-cell>
          <table:table-cell office:value-type="float" office:value="299554" calcext:value-type="float">
            <text:p>299554</text:p>
          </table:table-cell>
          <table:table-cell office:value-type="float" office:value="162065" calcext:value-type="float">
            <text:p>162065</text:p>
          </table:table-cell>
          <table:table-cell office:value-type="float" office:value="50518" calcext:value-type="float">
            <text:p>50518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783700214" calcext:value-type="float">
            <text:p>783700214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9.4307" calcext:value-type="float">
            <text:p>9.4307</text:p>
          </table:table-cell>
          <table:table-cell office:value-type="float" office:value="3.6588" calcext:value-type="float">
            <text:p>3.6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45" calcext:value-type="float">
            <text:p>6.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856" calcext:value-type="float">
            <text:p>18.7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332" calcext:value-type="float">
            <text:p>7.2332</text:p>
          </table:table-cell>
          <table:table-cell office:value-type="float" office:value="0.8304" calcext:value-type="float">
            <text:p>0.8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162" calcext:value-type="float">
            <text:p>25.9162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19]/3)"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82049" calcext:value-type="float">
            <text:p>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7.0566" calcext:value-type="float">
            <text:p>27.0566</text:p>
          </table:table-cell>
          <table:table-cell office:value-type="float" office:value="7536339580" calcext:value-type="float">
            <text:p>7536339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2243580" calcext:value-type="float">
            <text:p>75322435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8879062" calcext:value-type="float">
            <text:p>1568879062</text:p>
          </table:table-cell>
          <table:table-cell office:value-type="float" office:value="20.82" calcext:value-type="float">
            <text:p>20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278539302.38" calcext:value-type="float">
            <text:p>278539302.38</text:p>
          </table:table-cell>
          <table:table-cell office:value-type="float" office:value="299554" calcext:value-type="float">
            <text:p>299554</text:p>
          </table:table-cell>
          <table:table-cell office:value-type="float" office:value="82065" calcext:value-type="float">
            <text:p>82065</text:p>
          </table:table-cell>
          <table:table-cell office:value-type="float" office:value="25528" calcext:value-type="float">
            <text:p>25528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1568879062" calcext:value-type="float">
            <text:p>1568879062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.9104" calcext:value-type="float">
            <text:p>1.9104</text:p>
          </table:table-cell>
          <table:table-cell office:value-type="float" office:value="1.5588" calcext:value-type="float">
            <text:p>1.5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768" calcext:value-type="float">
            <text:p>3.4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761" calcext:value-type="float">
            <text:p>22.3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982" calcext:value-type="float">
            <text:p>9.3982</text:p>
          </table:table-cell>
          <table:table-cell office:value-type="float" office:value="0.821" calcext:value-type="float">
            <text:p>0.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578" calcext:value-type="float">
            <text:p>27.0578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20]/3)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312769" calcext:value-type="float">
            <text:p>131276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99.668" calcext:value-type="float">
            <text:p>299.668</text:p>
          </table:table-cell>
          <table:table-cell office:value-type="float" office:value="7536339580" calcext:value-type="float">
            <text:p>7536339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6211580" calcext:value-type="float">
            <text:p>75362115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77760" calcext:value-type="float">
            <text:p>47377760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25148963.96" calcext:value-type="float">
            <text:p>25148963.96</text:p>
          </table:table-cell>
          <table:table-cell office:value-type="float" office:value="299554" calcext:value-type="float">
            <text:p>299554</text:p>
          </table:table-cell>
          <table:table-cell office:value-type="float" office:value="1312785" calcext:value-type="float">
            <text:p>1312785</text:p>
          </table:table-cell>
          <table:table-cell office:value-type="float" office:value="525658" calcext:value-type="float">
            <text:p>52565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47377760" calcext:value-type="float">
            <text:p>4737776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42.9273" calcext:value-type="float">
            <text:p>42.9273</text:p>
          </table:table-cell>
          <table:table-cell office:value-type="float" office:value="98.155" calcext:value-type="float">
            <text:p>98.155</text:p>
          </table:table-cell>
          <table:table-cell office:value-type="float" office:value="0.7817" calcext:value-type="float">
            <text:p>0.7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0303" calcext:value-type="float">
            <text:p>87.0303</text:p>
          </table:table-cell>
          <table:table-cell office:value-type="float" office:value="0.1051" calcext:value-type="float">
            <text:p>0.1051</text:p>
          </table:table-cell>
          <table:table-cell office:value-type="float" office:value="0" calcext:value-type="float">
            <text:p>0</text:p>
          </table:table-cell>
          <table:table-cell office:value-type="float" office:value="121.704" calcext:value-type="float">
            <text:p>121.704</text:p>
          </table:table-cell>
          <table:table-cell office:value-type="float" office:value="46.5323" calcext:value-type="float">
            <text:p>46.5323</text:p>
          </table:table-cell>
          <table:table-cell office:value-type="float" office:value="0" calcext:value-type="float">
            <text:p>0</text:p>
          </table:table-cell>
          <table:table-cell office:value-type="float" office:value="51.0964" calcext:value-type="float">
            <text:p>51.0964</text:p>
          </table:table-cell>
          <table:table-cell office:value-type="float" office:value="0.9424" calcext:value-type="float">
            <text:p>0.9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.6785" calcext:value-type="float">
            <text:p>299.6785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21]/3)"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57409" calcext:value-type="float">
            <text:p>6574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0.3244" calcext:value-type="float">
            <text:p>150.3244</text:p>
          </table:table-cell>
          <table:table-cell office:value-type="float" office:value="7536339580" calcext:value-type="float">
            <text:p>7536339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6083580" calcext:value-type="float">
            <text:p>75360835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04050" calcext:value-type="float">
            <text:p>96304050</text:p>
          </table:table-cell>
          <table:table-cell office:value-type="float" office:value="1.28" calcext:value-type="float">
            <text:p>1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064" calcext:value-type="float">
            <text:p>256064</text:p>
          </table:table-cell>
          <table:table-cell office:value-type="float" office:value="4001" calcext:value-type="float">
            <text:p>4001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50133855.75" calcext:value-type="float">
            <text:p>50133855.75</text:p>
          </table:table-cell>
          <table:table-cell office:value-type="float" office:value="299554" calcext:value-type="float">
            <text:p>299554</text:p>
          </table:table-cell>
          <table:table-cell office:value-type="float" office:value="657425" calcext:value-type="float">
            <text:p>657425</text:p>
          </table:table-cell>
          <table:table-cell office:value-type="float" office:value="272218" calcext:value-type="float">
            <text:p>272218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96304050" calcext:value-type="float">
            <text:p>9630405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4.6242" calcext:value-type="float">
            <text:p>14.6242</text:p>
          </table:table-cell>
          <table:table-cell office:value-type="float" office:value="45.5832" calcext:value-type="float">
            <text:p>45.5832</text:p>
          </table:table-cell>
          <table:table-cell office:value-type="float" office:value="0.7702" calcext:value-type="float">
            <text:p>0.7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927" calcext:value-type="float">
            <text:p>44.9927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68.5982" calcext:value-type="float">
            <text:p>68.5982</text:p>
          </table:table-cell>
          <table:table-cell office:value-type="float" office:value="23.1112" calcext:value-type="float">
            <text:p>23.1112</text:p>
          </table:table-cell>
          <table:table-cell office:value-type="float" office:value="0" calcext:value-type="float">
            <text:p>0</text:p>
          </table:table-cell>
          <table:table-cell office:value-type="float" office:value="22.731" calcext:value-type="float">
            <text:p>22.731</text:p>
          </table:table-cell>
          <table:table-cell office:value-type="float" office:value="0.8783" calcext:value-type="float">
            <text:p>0.8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3305" calcext:value-type="float">
            <text:p>150.3305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22]/3)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9729" calcext:value-type="float">
            <text:p>32972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5.4648" calcext:value-type="float">
            <text:p>75.4648</text:p>
          </table:table-cell>
          <table:table-cell office:value-type="float" office:value="7536339580" calcext:value-type="float">
            <text:p>7536339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5827580" calcext:value-type="float">
            <text:p>75358275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96320" calcext:value-type="float">
            <text:p>195196320</text:p>
          </table:table-cell>
          <table:table-cell office:value-type="float" office:value="2.59" calcext:value-type="float">
            <text:p>2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128" calcext:value-type="float">
            <text:p>512128</text:p>
          </table:table-cell>
          <table:table-cell office:value-type="float" office:value="4001" calcext:value-type="float">
            <text:p>4001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99865656.27" calcext:value-type="float">
            <text:p>99865656.27</text:p>
          </table:table-cell>
          <table:table-cell office:value-type="float" office:value="299554" calcext:value-type="float">
            <text:p>299554</text:p>
          </table:table-cell>
          <table:table-cell office:value-type="float" office:value="329745" calcext:value-type="float">
            <text:p>329745</text:p>
          </table:table-cell>
          <table:table-cell office:value-type="float" office:value="145498" calcext:value-type="float">
            <text:p>14549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95196320" calcext:value-type="float">
            <text:p>19519632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9.1888" calcext:value-type="float">
            <text:p>29.1888</text:p>
          </table:table-cell>
          <table:table-cell office:value-type="float" office:value="20.025" calcext:value-type="float">
            <text:p>20.025</text:p>
          </table:table-cell>
          <table:table-cell office:value-type="float" office:value="0.7709" calcext:value-type="float">
            <text:p>0.7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697" calcext:value-type="float">
            <text:p>22.9697</text:p>
          </table:table-cell>
          <table:table-cell office:value-type="float" office:value="0.0274" calcext:value-type="float">
            <text:p>0.0274</text:p>
          </table:table-cell>
          <table:table-cell office:value-type="float" office:value="0" calcext:value-type="float">
            <text:p>0</text:p>
          </table:table-cell>
          <table:table-cell office:value-type="float" office:value="37.6854" calcext:value-type="float">
            <text:p>37.6854</text:p>
          </table:table-cell>
          <table:table-cell office:value-type="float" office:value="10.6963" calcext:value-type="float">
            <text:p>10.6963</text:p>
          </table:table-cell>
          <table:table-cell office:value-type="float" office:value="0" calcext:value-type="float">
            <text:p>0</text:p>
          </table:table-cell>
          <table:table-cell office:value-type="float" office:value="10.6052" calcext:value-type="float">
            <text:p>10.6052</text:p>
          </table:table-cell>
          <table:table-cell office:value-type="float" office:value="0.902" calcext:value-type="float">
            <text:p>0.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468" calcext:value-type="float">
            <text:p>75.468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23]/3)"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5889" calcext:value-type="float">
            <text:p>1658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41.1289" calcext:value-type="float">
            <text:p>41.1289</text:p>
          </table:table-cell>
          <table:table-cell office:value-type="float" office:value="7536339580" calcext:value-type="float">
            <text:p>7536339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5315580" calcext:value-type="float">
            <text:p>75353155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704342" calcext:value-type="float">
            <text:p>390704342</text:p>
          </table:table-cell>
          <table:table-cell office:value-type="float" office:value="5.18" calcext:value-type="float">
            <text:p>5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4256" calcext:value-type="float">
            <text:p>1024256</text:p>
          </table:table-cell>
          <table:table-cell office:value-type="float" office:value="4001" calcext:value-type="float">
            <text:p>4001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183237263.64" calcext:value-type="float">
            <text:p>183237263.64</text:p>
          </table:table-cell>
          <table:table-cell office:value-type="float" office:value="299554" calcext:value-type="float">
            <text:p>299554</text:p>
          </table:table-cell>
          <table:table-cell office:value-type="float" office:value="165905" calcext:value-type="float">
            <text:p>165905</text:p>
          </table:table-cell>
          <table:table-cell office:value-type="float" office:value="82138" calcext:value-type="float">
            <text:p>82138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390704342" calcext:value-type="float">
            <text:p>390704342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895" calcext:value-type="float">
            <text:p>6.895</text:p>
          </table:table-cell>
          <table:table-cell office:value-type="float" office:value="8.4746" calcext:value-type="float">
            <text:p>8.4746</text:p>
          </table:table-cell>
          <table:table-cell office:value-type="float" office:value="0.7149" calcext:value-type="float">
            <text:p>0.7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972" calcext:value-type="float">
            <text:p>12.197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</text:p>
          </table:table-cell>
          <table:table-cell office:value-type="float" office:value="25.9104" calcext:value-type="float">
            <text:p>25.9104</text:p>
          </table:table-cell>
          <table:table-cell office:value-type="float" office:value="4.3642" calcext:value-type="float">
            <text:p>4.3642</text:p>
          </table:table-cell>
          <table:table-cell office:value-type="float" office:value="0" calcext:value-type="float">
            <text:p>0</text:p>
          </table:table-cell>
          <table:table-cell office:value-type="float" office:value="6.1187" calcext:value-type="float">
            <text:p>6.1187</text:p>
          </table:table-cell>
          <table:table-cell office:value-type="float" office:value="0.831" calcext:value-type="float">
            <text:p>0.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305" calcext:value-type="float">
            <text:p>41.1305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24]/3)"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83969" calcext:value-type="float">
            <text:p>8396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8.9732" calcext:value-type="float">
            <text:p>28.9732</text:p>
          </table:table-cell>
          <table:table-cell office:value-type="float" office:value="7536339580" calcext:value-type="float">
            <text:p>7536339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291580" calcext:value-type="float">
            <text:p>75342915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700214" calcext:value-type="float">
            <text:p>783700214</text:p>
          </table:table-cell>
          <table:table-cell office:value-type="float" office:value="10.4" calcext:value-type="float">
            <text:p>1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8512" calcext:value-type="float">
            <text:p>2048512</text:p>
          </table:table-cell>
          <table:table-cell office:value-type="float" office:value="4001" calcext:value-type="float">
            <text:p>4001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260114249.76" calcext:value-type="float">
            <text:p>260114249.76</text:p>
          </table:table-cell>
          <table:table-cell office:value-type="float" office:value="299554" calcext:value-type="float">
            <text:p>299554</text:p>
          </table:table-cell>
          <table:table-cell office:value-type="float" office:value="83985" calcext:value-type="float">
            <text:p>83985</text:p>
          </table:table-cell>
          <table:table-cell office:value-type="float" office:value="50458" calcext:value-type="float">
            <text:p>50458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783700214" calcext:value-type="float">
            <text:p>783700214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9.1843" calcext:value-type="float">
            <text:p>9.1843</text:p>
          </table:table-cell>
          <table:table-cell office:value-type="float" office:value="3.4666" calcext:value-type="float">
            <text:p>3.4666</text:p>
          </table:table-cell>
          <table:table-cell office:value-type="float" office:value="0.657" calcext:value-type="float">
            <text:p>0.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268" calcext:value-type="float">
            <text:p>6.4268</text:p>
          </table:table-cell>
          <table:table-cell office:value-type="float" office:value="0.0074" calcext:value-type="float">
            <text:p>0.0074</text:p>
          </table:table-cell>
          <table:table-cell office:value-type="float" office:value="0" calcext:value-type="float">
            <text:p>0</text:p>
          </table:table-cell>
          <table:table-cell office:value-type="float" office:value="23.0853" calcext:value-type="float">
            <text:p>23.0853</text:p>
          </table:table-cell>
          <table:table-cell office:value-type="float" office:value="1.6821" calcext:value-type="float">
            <text:p>1.6821</text:p>
          </table:table-cell>
          <table:table-cell office:value-type="float" office:value="0" calcext:value-type="float">
            <text:p>0</text:p>
          </table:table-cell>
          <table:table-cell office:value-type="float" office:value="5.8462" calcext:value-type="float">
            <text:p>5.8462</text:p>
          </table:table-cell>
          <table:table-cell office:value-type="float" office:value="0.8505" calcext:value-type="float">
            <text:p>0.8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746" calcext:value-type="float">
            <text:p>28.9746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25]/3)"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43009" calcext:value-type="float">
            <text:p>430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9.9218" calcext:value-type="float">
            <text:p>29.9218</text:p>
          </table:table-cell>
          <table:table-cell office:value-type="float" office:value="7536339580" calcext:value-type="float">
            <text:p>7536339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2243580" calcext:value-type="float">
            <text:p>75322435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8879062" calcext:value-type="float">
            <text:p>1568879062</text:p>
          </table:table-cell>
          <table:table-cell office:value-type="float" office:value="20.82" calcext:value-type="float">
            <text:p>20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7024" calcext:value-type="float">
            <text:p>4097024</text:p>
          </table:table-cell>
          <table:table-cell office:value-type="float" office:value="4001" calcext:value-type="float">
            <text:p>4001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251867434" calcext:value-type="float">
            <text:p>251867434</text:p>
          </table:table-cell>
          <table:table-cell office:value-type="float" office:value="299554" calcext:value-type="float">
            <text:p>299554</text:p>
          </table:table-cell>
          <table:table-cell office:value-type="float" office:value="43025" calcext:value-type="float">
            <text:p>43025</text:p>
          </table:table-cell>
          <table:table-cell office:value-type="float" office:value="34618" calcext:value-type="float">
            <text:p>3461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68879062" calcext:value-type="float">
            <text:p>1568879062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.8959" calcext:value-type="float">
            <text:p>1.8959</text:p>
          </table:table-cell>
          <table:table-cell office:value-type="float" office:value="1.4587" calcext:value-type="float">
            <text:p>1.4587</text:p>
          </table:table-cell>
          <table:table-cell office:value-type="float" office:value="0.5693" calcext:value-type="float">
            <text:p>0.5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35" calcext:value-type="float">
            <text:p>3.453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" calcext:value-type="float">
            <text:p>0</text:p>
          </table:table-cell>
          <table:table-cell office:value-type="float" office:value="26.9717" calcext:value-type="float">
            <text:p>26.971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8.5548" calcext:value-type="float">
            <text:p>8.5548</text:p>
          </table:table-cell>
          <table:table-cell office:value-type="float" office:value="0.8312" calcext:value-type="float">
            <text:p>0.8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231" calcext:value-type="float">
            <text:p>29.9231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26]/3)"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5122049" calcext:value-type="float">
            <text:p>51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046.3209" calcext:value-type="float">
            <text:p>1046.3209</text:p>
          </table:table-cell>
          <table:table-cell office:value-type="float" office:value="29876535023" calcext:value-type="float">
            <text:p>29876535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76407023" calcext:value-type="float">
            <text:p>298764070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268848" calcext:value-type="float">
            <text:p>95268848</text:p>
          </table:table-cell>
          <table:table-cell office:value-type="float" office:value="0.32" calcext:value-type="float">
            <text:p>0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72" calcext:value-type="float">
            <text:p>6072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28553893.27" calcext:value-type="float">
            <text:p>28553893.27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5122065" calcext:value-type="float">
            <text:p>5122065</text:p>
          </table:table-cell>
          <table:table-cell office:value-type="float" office:value="1999258" calcext:value-type="float">
            <text:p>1999258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95268848" calcext:value-type="float">
            <text:p>95268848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33.444" calcext:value-type="float">
            <text:p>133.444</text:p>
          </table:table-cell>
          <table:table-cell office:value-type="float" office:value="421.525" calcext:value-type="float">
            <text:p>421.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.4501" calcext:value-type="float">
            <text:p>354.4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.786" calcext:value-type="float">
            <text:p>479.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.9551" calcext:value-type="float">
            <text:p>218.9551</text:p>
          </table:table-cell>
          <table:table-cell office:value-type="float" office:value="1.6298" calcext:value-type="float">
            <text:p>1.6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6.3577" calcext:value-type="float">
            <text:p>1046.3577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27]/3)"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562049" calcext:value-type="float">
            <text:p>25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18.5447" calcext:value-type="float">
            <text:p>518.5447</text:p>
          </table:table-cell>
          <table:table-cell office:value-type="float" office:value="29876535023" calcext:value-type="float">
            <text:p>29876535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76279023" calcext:value-type="float">
            <text:p>298762790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704648" calcext:value-type="float">
            <text:p>192704648</text:p>
          </table:table-cell>
          <table:table-cell office:value-type="float" office:value="0.65" calcext:value-type="float">
            <text:p>0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74" calcext:value-type="float">
            <text:p>4674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57616126.74" calcext:value-type="float">
            <text:p>57616126.74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2562065" calcext:value-type="float">
            <text:p>2562065</text:p>
          </table:table-cell>
          <table:table-cell office:value-type="float" office:value="999898" calcext:value-type="float">
            <text:p>999898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192704648" calcext:value-type="float">
            <text:p>192704648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3.517" calcext:value-type="float">
            <text:p>63.517</text:p>
          </table:table-cell>
          <table:table-cell office:value-type="float" office:value="204.5103" calcext:value-type="float">
            <text:p>204.5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.3846" calcext:value-type="float">
            <text:p>176.3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.8391" calcext:value-type="float">
            <text:p>245.8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.0776" calcext:value-type="float">
            <text:p>105.0776</text:p>
          </table:table-cell>
          <table:table-cell office:value-type="float" office:value="1.5853" calcext:value-type="float">
            <text:p>1.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.566" calcext:value-type="float">
            <text:p>518.566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28]/3)"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82049" calcext:value-type="float">
            <text:p>12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61.9392" calcext:value-type="float">
            <text:p>261.9392</text:p>
          </table:table-cell>
          <table:table-cell office:value-type="float" office:value="29876535023" calcext:value-type="float">
            <text:p>29876535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76023023" calcext:value-type="float">
            <text:p>298760230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323198" calcext:value-type="float">
            <text:p>386323198</text:p>
          </table:table-cell>
          <table:table-cell office:value-type="float" office:value="1.29" calcext:value-type="float">
            <text:p>1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65" calcext:value-type="float">
            <text:p>4065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114059041.17" calcext:value-type="float">
            <text:p>114059041.17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1282065" calcext:value-type="float">
            <text:p>1282065</text:p>
          </table:table-cell>
          <table:table-cell office:value-type="float" office:value="500218" calcext:value-type="float">
            <text:p>500218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386323198" calcext:value-type="float">
            <text:p>386323198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45.7365" calcext:value-type="float">
            <text:p>45.7365</text:p>
          </table:table-cell>
          <table:table-cell office:value-type="float" office:value="97.9512" calcext:value-type="float">
            <text:p>97.9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7598" calcext:value-type="float">
            <text:p>89.7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5002" calcext:value-type="float">
            <text:p>132.5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4481" calcext:value-type="float">
            <text:p>50.4481</text:p>
          </table:table-cell>
          <table:table-cell office:value-type="float" office:value="1.6117" calcext:value-type="float">
            <text:p>1.6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.9503" calcext:value-type="float">
            <text:p>261.9503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29]/3)"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42049" calcext:value-type="float">
            <text:p>6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35.327" calcext:value-type="float">
            <text:p>135.327</text:p>
          </table:table-cell>
          <table:table-cell office:value-type="float" office:value="29876535023" calcext:value-type="float">
            <text:p>29876535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75511023" calcext:value-type="float">
            <text:p>298755110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5965540" calcext:value-type="float">
            <text:p>775965540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220772879.7" calcext:value-type="float">
            <text:p>220772879.7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642065" calcext:value-type="float">
            <text:p>642065</text:p>
          </table:table-cell>
          <table:table-cell office:value-type="float" office:value="250378" calcext:value-type="float">
            <text:p>250378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775965540" calcext:value-type="float">
            <text:p>77596554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0.0776" calcext:value-type="float">
            <text:p>20.0776</text:p>
          </table:table-cell>
          <table:table-cell office:value-type="float" office:value="47.0738" calcext:value-type="float">
            <text:p>47.07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6045" calcext:value-type="float">
            <text:p>46.6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011" calcext:value-type="float">
            <text:p>75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506" calcext:value-type="float">
            <text:p>26.5506</text:p>
          </table:table-cell>
          <table:table-cell office:value-type="float" office:value="1.6192" calcext:value-type="float">
            <text:p>1.6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3325" calcext:value-type="float">
            <text:p>135.3325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30]/3)"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2049" calcext:value-type="float">
            <text:p>3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9.2438" calcext:value-type="float">
            <text:p>79.2438</text:p>
          </table:table-cell>
          <table:table-cell office:value-type="float" office:value="29876535023" calcext:value-type="float">
            <text:p>29876535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74487023" calcext:value-type="float">
            <text:p>298744870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3162174" calcext:value-type="float">
            <text:p>1553162174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377020392.93" calcext:value-type="float">
            <text:p>377020392.93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322065" calcext:value-type="float">
            <text:p>322065</text:p>
          </table:table-cell>
          <table:table-cell office:value-type="float" office:value="125458" calcext:value-type="float">
            <text:p>125458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1553162174" calcext:value-type="float">
            <text:p>1553162174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7.1354" calcext:value-type="float">
            <text:p>17.1354</text:p>
          </table:table-cell>
          <table:table-cell office:value-type="float" office:value="20.3161" calcext:value-type="float">
            <text:p>20.3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9594" calcext:value-type="float">
            <text:p>23.9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1858" calcext:value-type="float">
            <text:p>50.1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337" calcext:value-type="float">
            <text:p>19.8337</text:p>
          </table:table-cell>
          <table:table-cell office:value-type="float" office:value="1.6535" calcext:value-type="float">
            <text:p>1.6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2478" calcext:value-type="float">
            <text:p>79.2478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31]/3)"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2049" calcext:value-type="float">
            <text:p>1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1.6039" calcext:value-type="float">
            <text:p>61.6039</text:p>
          </table:table-cell>
          <table:table-cell office:value-type="float" office:value="29876535023" calcext:value-type="float">
            <text:p>29876535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72439023" calcext:value-type="float">
            <text:p>298724390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8975386" calcext:value-type="float">
            <text:p>3108975386</text:p>
          </table:table-cell>
          <table:table-cell office:value-type="float" office:value="10.41" calcext:value-type="float">
            <text:p>10.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484977988.54" calcext:value-type="float">
            <text:p>484977988.54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162065" calcext:value-type="float">
            <text:p>162065</text:p>
          </table:table-cell>
          <table:table-cell office:value-type="float" office:value="62998" calcext:value-type="float">
            <text:p>6299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108975386" calcext:value-type="float">
            <text:p>310897538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7.0682" calcext:value-type="float">
            <text:p>17.0682</text:p>
          </table:table-cell>
          <table:table-cell office:value-type="float" office:value="8.4226" calcext:value-type="float">
            <text:p>8.4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747" calcext:value-type="float">
            <text:p>12.5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5769" calcext:value-type="float">
            <text:p>46.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779" calcext:value-type="float">
            <text:p>18.8779</text:p>
          </table:table-cell>
          <table:table-cell office:value-type="float" office:value="1.5933" calcext:value-type="float">
            <text:p>1.5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6066" calcext:value-type="float">
            <text:p>61.6066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32]/3)"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5244929" calcext:value-type="float">
            <text:p>524492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265.3202" calcext:value-type="float">
            <text:p>1265.3202</text:p>
          </table:table-cell>
          <table:table-cell office:value-type="float" office:value="29876535023" calcext:value-type="float">
            <text:p>29876535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76407023" calcext:value-type="float">
            <text:p>298764070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268848" calcext:value-type="float">
            <text:p>95268848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23611838.1" calcext:value-type="float">
            <text:p>23611838.1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5244945" calcext:value-type="float">
            <text:p>5244945</text:p>
          </table:table-cell>
          <table:table-cell office:value-type="float" office:value="2046298" calcext:value-type="float">
            <text:p>20462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95268848" calcext:value-type="float">
            <text:p>95268848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20.5905" calcext:value-type="float">
            <text:p>120.5905</text:p>
          </table:table-cell>
          <table:table-cell office:value-type="float" office:value="438.0043" calcext:value-type="float">
            <text:p>438.0043</text:p>
          </table:table-cell>
          <table:table-cell office:value-type="float" office:value="1.9102" calcext:value-type="float">
            <text:p>1.9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.7134" calcext:value-type="float">
            <text:p>345.7134</text:p>
          </table:table-cell>
          <table:table-cell office:value-type="float" office:value="0.4066" calcext:value-type="float">
            <text:p>0.4066</text:p>
          </table:table-cell>
          <table:table-cell office:value-type="float" office:value="0" calcext:value-type="float">
            <text:p>0</text:p>
          </table:table-cell>
          <table:table-cell office:value-type="float" office:value="512.7319" calcext:value-type="float">
            <text:p>512.7319</text:p>
          </table:table-cell>
          <table:table-cell office:value-type="float" office:value="191.3018" calcext:value-type="float">
            <text:p>191.3018</text:p>
          </table:table-cell>
          <table:table-cell office:value-type="float" office:value="0" calcext:value-type="float">
            <text:p>0</text:p>
          </table:table-cell>
          <table:table-cell office:value-type="float" office:value="240.5712" calcext:value-type="float">
            <text:p>240.5712</text:p>
          </table:table-cell>
          <table:table-cell office:value-type="float" office:value="1.7217" calcext:value-type="float">
            <text:p>1.7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5.3646" calcext:value-type="float">
            <text:p>1265.3646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33]/3)"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623489" calcext:value-type="float">
            <text:p>26234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24.0149" calcext:value-type="float">
            <text:p>624.0149</text:p>
          </table:table-cell>
          <table:table-cell office:value-type="float" office:value="29876535023" calcext:value-type="float">
            <text:p>29876535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76279023" calcext:value-type="float">
            <text:p>298762790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704648" calcext:value-type="float">
            <text:p>19270464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064" calcext:value-type="float">
            <text:p>256064</text:p>
          </table:table-cell>
          <table:table-cell office:value-type="float" office:value="4001" calcext:value-type="float">
            <text:p>4001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47877915.92" calcext:value-type="float">
            <text:p>47877915.92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2623505" calcext:value-type="float">
            <text:p>2623505</text:p>
          </table:table-cell>
          <table:table-cell office:value-type="float" office:value="1032538" calcext:value-type="float">
            <text:p>1032538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92704648" calcext:value-type="float">
            <text:p>192704648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3.5233" calcext:value-type="float">
            <text:p>63.5233</text:p>
          </table:table-cell>
          <table:table-cell office:value-type="float" office:value="206.3788" calcext:value-type="float">
            <text:p>206.3788</text:p>
          </table:table-cell>
          <table:table-cell office:value-type="float" office:value="1.7426" calcext:value-type="float">
            <text:p>1.7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.5856" calcext:value-type="float">
            <text:p>176.5856</text:p>
          </table:table-cell>
          <table:table-cell office:value-type="float" office:value="0.2076" calcext:value-type="float">
            <text:p>0.2076</text:p>
          </table:table-cell>
          <table:table-cell office:value-type="float" office:value="0" calcext:value-type="float">
            <text:p>0</text:p>
          </table:table-cell>
          <table:table-cell office:value-type="float" office:value="261.2567" calcext:value-type="float">
            <text:p>261.2567</text:p>
          </table:table-cell>
          <table:table-cell office:value-type="float" office:value="95.7461" calcext:value-type="float">
            <text:p>95.7461</text:p>
          </table:table-cell>
          <table:table-cell office:value-type="float" office:value="0" calcext:value-type="float">
            <text:p>0</text:p>
          </table:table-cell>
          <table:table-cell office:value-type="float" office:value="111.6172" calcext:value-type="float">
            <text:p>111.6172</text:p>
          </table:table-cell>
          <table:table-cell office:value-type="float" office:value="1.652" calcext:value-type="float">
            <text:p>1.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.0402" calcext:value-type="float">
            <text:p>624.0402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34]/3)"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312769" calcext:value-type="float">
            <text:p>131276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14.5351" calcext:value-type="float">
            <text:p>314.5351</text:p>
          </table:table-cell>
          <table:table-cell office:value-type="float" office:value="29876535023" calcext:value-type="float">
            <text:p>29876535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76023023" calcext:value-type="float">
            <text:p>298760230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323198" calcext:value-type="float">
            <text:p>386323198</text:p>
          </table:table-cell>
          <table:table-cell office:value-type="float" office:value="1.29" calcext:value-type="float">
            <text:p>1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128" calcext:value-type="float">
            <text:p>512128</text:p>
          </table:table-cell>
          <table:table-cell office:value-type="float" office:value="4001" calcext:value-type="float">
            <text:p>4001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94986334.62" calcext:value-type="float">
            <text:p>94986334.62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1312785" calcext:value-type="float">
            <text:p>1312785</text:p>
          </table:table-cell>
          <table:table-cell office:value-type="float" office:value="525658" calcext:value-type="float">
            <text:p>52565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386323198" calcext:value-type="float">
            <text:p>386323198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47.6948" calcext:value-type="float">
            <text:p>47.6948</text:p>
          </table:table-cell>
          <table:table-cell office:value-type="float" office:value="97.2473" calcext:value-type="float">
            <text:p>97.2473</text:p>
          </table:table-cell>
          <table:table-cell office:value-type="float" office:value="1.6559" calcext:value-type="float">
            <text:p>1.6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6233" calcext:value-type="float">
            <text:p>89.6233</text:p>
          </table:table-cell>
          <table:table-cell office:value-type="float" office:value="0.1052" calcext:value-type="float">
            <text:p>0.1052</text:p>
          </table:table-cell>
          <table:table-cell office:value-type="float" office:value="0" calcext:value-type="float">
            <text:p>0</text:p>
          </table:table-cell>
          <table:table-cell office:value-type="float" office:value="145.0513" calcext:value-type="float">
            <text:p>145.0513</text:p>
          </table:table-cell>
          <table:table-cell office:value-type="float" office:value="48.0488" calcext:value-type="float">
            <text:p>48.0488</text:p>
          </table:table-cell>
          <table:table-cell office:value-type="float" office:value="0" calcext:value-type="float">
            <text:p>0</text:p>
          </table:table-cell>
          <table:table-cell office:value-type="float" office:value="52.1437" calcext:value-type="float">
            <text:p>52.1437</text:p>
          </table:table-cell>
          <table:table-cell office:value-type="float" office:value="1.676" calcext:value-type="float">
            <text:p>1.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.5484" calcext:value-type="float">
            <text:p>314.5484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35]/3)"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57409" calcext:value-type="float">
            <text:p>6574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3.8828" calcext:value-type="float">
            <text:p>163.8828</text:p>
          </table:table-cell>
          <table:table-cell office:value-type="float" office:value="29876535023" calcext:value-type="float">
            <text:p>29876535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75511023" calcext:value-type="float">
            <text:p>298755110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5965540" calcext:value-type="float">
            <text:p>775965540</text:p>
          </table:table-cell>
          <table:table-cell office:value-type="float" office:value="2.6" calcext:value-type="float">
            <text:p>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4256" calcext:value-type="float">
            <text:p>1024256</text:p>
          </table:table-cell>
          <table:table-cell office:value-type="float" office:value="4001" calcext:value-type="float">
            <text:p>4001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182304238.19" calcext:value-type="float">
            <text:p>182304238.19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657425" calcext:value-type="float">
            <text:p>657425</text:p>
          </table:table-cell>
          <table:table-cell office:value-type="float" office:value="272218" calcext:value-type="float">
            <text:p>272218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775965540" calcext:value-type="float">
            <text:p>77596554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0.0748" calcext:value-type="float">
            <text:p>20.0748</text:p>
          </table:table-cell>
          <table:table-cell office:value-type="float" office:value="45.2691" calcext:value-type="float">
            <text:p>45.2691</text:p>
          </table:table-cell>
          <table:table-cell office:value-type="float" office:value="1.6458" calcext:value-type="float">
            <text:p>1.6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512" calcext:value-type="float">
            <text:p>46.512</text:p>
          </table:table-cell>
          <table:table-cell office:value-type="float" office:value="0.0542" calcext:value-type="float">
            <text:p>0.0542</text:p>
          </table:table-cell>
          <table:table-cell office:value-type="float" office:value="0" calcext:value-type="float">
            <text:p>0</text:p>
          </table:table-cell>
          <table:table-cell office:value-type="float" office:value="86.4542" calcext:value-type="float">
            <text:p>86.4542</text:p>
          </table:table-cell>
          <table:table-cell office:value-type="float" office:value="24.2897" calcext:value-type="float">
            <text:p>24.2897</text:p>
          </table:table-cell>
          <table:table-cell office:value-type="float" office:value="0" calcext:value-type="float">
            <text:p>0</text:p>
          </table:table-cell>
          <table:table-cell office:value-type="float" office:value="26.4723" calcext:value-type="float">
            <text:p>26.4723</text:p>
          </table:table-cell>
          <table:table-cell office:value-type="float" office:value="1.6804" calcext:value-type="float">
            <text:p>1.6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.8894" calcext:value-type="float">
            <text:p>163.8894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36]/3)"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9729" calcext:value-type="float">
            <text:p>32972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93.7519" calcext:value-type="float">
            <text:p>93.7519</text:p>
          </table:table-cell>
          <table:table-cell office:value-type="float" office:value="29876535023" calcext:value-type="float">
            <text:p>29876535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74487023" calcext:value-type="float">
            <text:p>298744870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3162174" calcext:value-type="float">
            <text:p>1553162174</text:p>
          </table:table-cell>
          <table:table-cell office:value-type="float" office:value="5.2" calcext:value-type="float">
            <text:p>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8512" calcext:value-type="float">
            <text:p>2048512</text:p>
          </table:table-cell>
          <table:table-cell office:value-type="float" office:value="4001" calcext:value-type="float">
            <text:p>4001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318676588.53" calcext:value-type="float">
            <text:p>318676588.53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329745" calcext:value-type="float">
            <text:p>329745</text:p>
          </table:table-cell>
          <table:table-cell office:value-type="float" office:value="145498" calcext:value-type="float">
            <text:p>14549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553162174" calcext:value-type="float">
            <text:p>1553162174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6.0418" calcext:value-type="float">
            <text:p>16.0418</text:p>
          </table:table-cell>
          <table:table-cell office:value-type="float" office:value="20.0471" calcext:value-type="float">
            <text:p>20.0471</text:p>
          </table:table-cell>
          <table:table-cell office:value-type="float" office:value="1.5916" calcext:value-type="float">
            <text:p>1.5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553" calcext:value-type="float">
            <text:p>23.8553</text:p>
          </table:table-cell>
          <table:table-cell office:value-type="float" office:value="0.0322" calcext:value-type="float">
            <text:p>0.0322</text:p>
          </table:table-cell>
          <table:table-cell office:value-type="float" office:value="0" calcext:value-type="float">
            <text:p>0</text:p>
          </table:table-cell>
          <table:table-cell office:value-type="float" office:value="58.9303" calcext:value-type="float">
            <text:p>58.9303</text:p>
          </table:table-cell>
          <table:table-cell office:value-type="float" office:value="11.6154" calcext:value-type="float">
            <text:p>11.6154</text:p>
          </table:table-cell>
          <table:table-cell office:value-type="float" office:value="0" calcext:value-type="float">
            <text:p>0</text:p>
          </table:table-cell>
          <table:table-cell office:value-type="float" office:value="16.1915" calcext:value-type="float">
            <text:p>16.1915</text:p>
          </table:table-cell>
          <table:table-cell office:value-type="float" office:value="1.5941" calcext:value-type="float">
            <text:p>1.5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7565" calcext:value-type="float">
            <text:p>93.7565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37]/3)"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5889" calcext:value-type="float">
            <text:p>1658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2.8848" calcext:value-type="float">
            <text:p>72.8848</text:p>
          </table:table-cell>
          <table:table-cell office:value-type="float" office:value="29876535023" calcext:value-type="float">
            <text:p>29876535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72439023" calcext:value-type="float">
            <text:p>298724390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8975386" calcext:value-type="float">
            <text:p>3108975386</text:p>
          </table:table-cell>
          <table:table-cell office:value-type="float" office:value="10.41" calcext:value-type="float">
            <text:p>10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7024" calcext:value-type="float">
            <text:p>4097024</text:p>
          </table:table-cell>
          <table:table-cell office:value-type="float" office:value="4001" calcext:value-type="float">
            <text:p>4001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409914718.01" calcext:value-type="float">
            <text:p>409914718.01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165905" calcext:value-type="float">
            <text:p>165905</text:p>
          </table:table-cell>
          <table:table-cell office:value-type="float" office:value="82138" calcext:value-type="float">
            <text:p>82138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3108975386" calcext:value-type="float">
            <text:p>310897538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2.1881" calcext:value-type="float">
            <text:p>12.1881</text:p>
          </table:table-cell>
          <table:table-cell office:value-type="float" office:value="8.3452" calcext:value-type="float">
            <text:p>8.3452</text:p>
          </table:table-cell>
          <table:table-cell office:value-type="float" office:value="1.4786" calcext:value-type="float">
            <text:p>1.4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175" calcext:value-type="float">
            <text:p>12.6175</text:p>
          </table:table-cell>
          <table:table-cell office:value-type="float" office:value="0.0173" calcext:value-type="float">
            <text:p>0.0173</text:p>
          </table:table-cell>
          <table:table-cell office:value-type="float" office:value="0" calcext:value-type="float">
            <text:p>0</text:p>
          </table:table-cell>
          <table:table-cell office:value-type="float" office:value="58.6695" calcext:value-type="float">
            <text:p>58.6695</text:p>
          </table:table-cell>
          <table:table-cell office:value-type="float" office:value="5.268" calcext:value-type="float">
            <text:p>5.268</text:p>
          </table:table-cell>
          <table:table-cell office:value-type="float" office:value="0" calcext:value-type="float">
            <text:p>0</text:p>
          </table:table-cell>
          <table:table-cell office:value-type="float" office:value="17.8416" calcext:value-type="float">
            <text:p>17.8416</text:p>
          </table:table-cell>
          <table:table-cell office:value-type="float" office:value="1.5962" calcext:value-type="float">
            <text:p>1.5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8879" calcext:value-type="float">
            <text:p>72.8879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38]/3)"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0242049" calcext:value-type="float">
            <text:p>102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4444.6541" calcext:value-type="float">
            <text:p>4444.6541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53394667" calcext:value-type="float">
            <text:p>120053394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712490" calcext:value-type="float">
            <text:p>188712490</text:p>
          </table:table-cell>
          <table:table-cell office:value-type="float" office:value="0.16" calcext:value-type="float">
            <text:p>0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453" calcext:value-type="float">
            <text:p>16453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27010768.42" calcext:value-type="float">
            <text:p>27010768.42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10242065" calcext:value-type="float">
            <text:p>10242065</text:p>
          </table:table-cell>
          <table:table-cell office:value-type="float" office:value="5595418" calcext:value-type="float">
            <text:p>5595418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188712490" calcext:value-type="float">
            <text:p>18871249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558.7243" calcext:value-type="float">
            <text:p>558.7243</text:p>
          </table:table-cell>
          <table:table-cell office:value-type="float" office:value="1836.8171" calcext:value-type="float">
            <text:p>1836.8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3.4895" calcext:value-type="float">
            <text:p>1413.4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2.7778" calcext:value-type="float">
            <text:p>2132.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9.9235" calcext:value-type="float">
            <text:p>979.9235</text:p>
          </table:table-cell>
          <table:table-cell office:value-type="float" office:value="3.2039" calcext:value-type="float">
            <text:p>3.2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4.81" calcext:value-type="float">
            <text:p>4444.81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39]/3)"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5122049" calcext:value-type="float">
            <text:p>51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188.5844" calcext:value-type="float">
            <text:p>2188.5844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53266667" calcext:value-type="float">
            <text:p>12005326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394866" calcext:value-type="float">
            <text:p>383394866</text:p>
          </table:table-cell>
          <table:table-cell office:value-type="float" office:value="0.32" calcext:value-type="float">
            <text:p>0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57" calcext:value-type="float">
            <text:p>9557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54854416.66" calcext:value-type="float">
            <text:p>54854416.66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5122065" calcext:value-type="float">
            <text:p>5122065</text:p>
          </table:table-cell>
          <table:table-cell office:value-type="float" office:value="2797978" calcext:value-type="float">
            <text:p>2797978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383394866" calcext:value-type="float">
            <text:p>3833948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86.2021" calcext:value-type="float">
            <text:p>286.2021</text:p>
          </table:table-cell>
          <table:table-cell office:value-type="float" office:value="894.1514" calcext:value-type="float">
            <text:p>894.15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9.5995" calcext:value-type="float">
            <text:p>709.5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0.57" calcext:value-type="float">
            <text:p>106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.7544" calcext:value-type="float">
            <text:p>473.7544</text:p>
          </table:table-cell>
          <table:table-cell office:value-type="float" office:value="3.5192" calcext:value-type="float">
            <text:p>3.5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8.6741" calcext:value-type="float">
            <text:p>2188.6741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40]/3)"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562049" calcext:value-type="float">
            <text:p>25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090.1526" calcext:value-type="float">
            <text:p>1090.1526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53010667" calcext:value-type="float">
            <text:p>120053010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7457418" calcext:value-type="float">
            <text:p>777457418</text:p>
          </table:table-cell>
          <table:table-cell office:value-type="float" office:value="0.65" calcext:value-type="float">
            <text:p>0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37" calcext:value-type="float">
            <text:p>6137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110125431.25" calcext:value-type="float">
            <text:p>110125431.25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2562065" calcext:value-type="float">
            <text:p>2562065</text:p>
          </table:table-cell>
          <table:table-cell office:value-type="float" office:value="1399258" calcext:value-type="float">
            <text:p>1399258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777457418" calcext:value-type="float">
            <text:p>777457418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50.2495" calcext:value-type="float">
            <text:p>150.2495</text:p>
          </table:table-cell>
          <table:table-cell office:value-type="float" office:value="429.7257" calcext:value-type="float">
            <text:p>429.7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.2962" calcext:value-type="float">
            <text:p>365.2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.3926" calcext:value-type="float">
            <text:p>530.3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.4341" calcext:value-type="float">
            <text:p>224.4341</text:p>
          </table:table-cell>
          <table:table-cell office:value-type="float" office:value="3.5012" calcext:value-type="float">
            <text:p>3.5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0.1986" calcext:value-type="float">
            <text:p>1090.1986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41]/3)"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82049" calcext:value-type="float">
            <text:p>12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48.3364" calcext:value-type="float">
            <text:p>548.3364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52498667" calcext:value-type="float">
            <text:p>120052498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0253858" calcext:value-type="float">
            <text:p>1560253858</text:p>
          </table:table-cell>
          <table:table-cell office:value-type="float" office:value="1.3" calcext:value-type="float">
            <text:p>1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92" calcext:value-type="float">
            <text:p>4692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218941350.49" calcext:value-type="float">
            <text:p>218941350.49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1282065" calcext:value-type="float">
            <text:p>1282065</text:p>
          </table:table-cell>
          <table:table-cell office:value-type="float" office:value="699898" calcext:value-type="float">
            <text:p>699898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1560253858" calcext:value-type="float">
            <text:p>1560253858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79.8359" calcext:value-type="float">
            <text:p>79.8359</text:p>
          </table:table-cell>
          <table:table-cell office:value-type="float" office:value="207.8305" calcext:value-type="float">
            <text:p>207.8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.2008" calcext:value-type="float">
            <text:p>183.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.3358" calcext:value-type="float">
            <text:p>285.3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6319" calcext:value-type="float">
            <text:p>110.6319</text:p>
          </table:table-cell>
          <table:table-cell office:value-type="float" office:value="3.3361" calcext:value-type="float">
            <text:p>3.3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.359" calcext:value-type="float">
            <text:p>548.359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42]/3)"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42049" calcext:value-type="float">
            <text:p>6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91.2961" calcext:value-type="float">
            <text:p>291.2961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51474667" calcext:value-type="float">
            <text:p>120051474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3103252" calcext:value-type="float">
            <text:p>3123103252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3" calcext:value-type="float">
            <text:p>4073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412135761.44" calcext:value-type="float">
            <text:p>412135761.44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642065" calcext:value-type="float">
            <text:p>642065</text:p>
          </table:table-cell>
          <table:table-cell office:value-type="float" office:value="350218" calcext:value-type="float">
            <text:p>350218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3123103252" calcext:value-type="float">
            <text:p>3123103252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46.8784" calcext:value-type="float">
            <text:p>46.8784</text:p>
          </table:table-cell>
          <table:table-cell office:value-type="float" office:value="98.4362" calcext:value-type="float">
            <text:p>98.4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7665" calcext:value-type="float">
            <text:p>93.7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1351" calcext:value-type="float">
            <text:p>170.1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9811" calcext:value-type="float">
            <text:p>61.9811</text:p>
          </table:table-cell>
          <table:table-cell office:value-type="float" office:value="3.08" calcext:value-type="float">
            <text:p>3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.3109" calcext:value-type="float">
            <text:p>291.3109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table:formula="of:=SQRT([.E43]/3)"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2049" calcext:value-type="float">
            <text:p>3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9.326" calcext:value-type="float">
            <text:p>189.326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49426667" calcext:value-type="float">
            <text:p>12004942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6155120" calcext:value-type="float">
            <text:p>6246155120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634110198.27" calcext:value-type="float">
            <text:p>634110198.27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322065" calcext:value-type="float">
            <text:p>322065</text:p>
          </table:table-cell>
          <table:table-cell office:value-type="float" office:value="175378" calcext:value-type="float">
            <text:p>175378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6246155120" calcext:value-type="float">
            <text:p>624615512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7.9225" calcext:value-type="float">
            <text:p>27.9225</text:p>
          </table:table-cell>
          <table:table-cell office:value-type="float" office:value="45.2977" calcext:value-type="float">
            <text:p>45.2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1568" calcext:value-type="float">
            <text:p>49.1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.6678" calcext:value-type="float">
            <text:p>130.6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0453" calcext:value-type="float">
            <text:p>49.0453</text:p>
          </table:table-cell>
          <table:table-cell office:value-type="float" office:value="3.0941" calcext:value-type="float">
            <text:p>3.0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.3342" calcext:value-type="float">
            <text:p>189.3342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44]/3)"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0973569" calcext:value-type="float">
            <text:p>2097356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280.5009" calcext:value-type="float">
            <text:p>5280.5009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53394667" calcext:value-type="float">
            <text:p>120053394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712490" calcext:value-type="float">
            <text:p>18871249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22735252.83" calcext:value-type="float">
            <text:p>22735252.83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20973585" calcext:value-type="float">
            <text:p>20973585</text:p>
          </table:table-cell>
          <table:table-cell office:value-type="float" office:value="8128858" calcext:value-type="float">
            <text:p>8128858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float" office:value="188712490" calcext:value-type="float">
            <text:p>18871249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548.3381" calcext:value-type="float">
            <text:p>548.3381</text:p>
          </table:table-cell>
          <table:table-cell office:value-type="float" office:value="1885.9875" calcext:value-type="float">
            <text:p>1885.9875</text:p>
          </table:table-cell>
          <table:table-cell office:value-type="float" office:value="4.8361" calcext:value-type="float">
            <text:p>4.8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2.5004" calcext:value-type="float">
            <text:p>1422.5004</text:p>
          </table:table-cell>
          <table:table-cell office:value-type="float" office:value="1.6251" calcext:value-type="float">
            <text:p>1.6251</text:p>
          </table:table-cell>
          <table:table-cell office:value-type="float" office:value="0" calcext:value-type="float">
            <text:p>0</text:p>
          </table:table-cell>
          <table:table-cell office:value-type="float" office:value="2187.2121" calcext:value-type="float">
            <text:p>2187.2121</text:p>
          </table:table-cell>
          <table:table-cell office:value-type="float" office:value="789.0704" calcext:value-type="float">
            <text:p>789.0704</text:p>
          </table:table-cell>
          <table:table-cell office:value-type="float" office:value="0" calcext:value-type="float">
            <text:p>0</text:p>
          </table:table-cell>
          <table:table-cell office:value-type="float" office:value="1050.9528" calcext:value-type="float">
            <text:p>1050.9528</text:p>
          </table:table-cell>
          <table:table-cell office:value-type="float" office:value="3.241" calcext:value-type="float">
            <text:p>3.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80.6864" calcext:value-type="float">
            <text:p>5280.6864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45]/3)"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0487809" calcext:value-type="float">
            <text:p>104878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618.479" calcext:value-type="float">
            <text:p>2618.479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53266667" calcext:value-type="float">
            <text:p>12005326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394866" calcext:value-type="float">
            <text:p>383394866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064" calcext:value-type="float">
            <text:p>256064</text:p>
          </table:table-cell>
          <table:table-cell office:value-type="float" office:value="4001" calcext:value-type="float">
            <text:p>4001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45848571.1" calcext:value-type="float">
            <text:p>45848571.1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10487825" calcext:value-type="float">
            <text:p>10487825</text:p>
          </table:table-cell>
          <table:table-cell office:value-type="float" office:value="4073818" calcext:value-type="float">
            <text:p>407381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83394866" calcext:value-type="float">
            <text:p>3833948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86.4521" calcext:value-type="float">
            <text:p>286.4521</text:p>
          </table:table-cell>
          <table:table-cell office:value-type="float" office:value="914.8042" calcext:value-type="float">
            <text:p>914.8042</text:p>
          </table:table-cell>
          <table:table-cell office:value-type="float" office:value="4.2019" calcext:value-type="float">
            <text:p>4.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9.9148" calcext:value-type="float">
            <text:p>709.9148</text:p>
          </table:table-cell>
          <table:table-cell office:value-type="float" office:value="0.8374" calcext:value-type="float">
            <text:p>0.8374</text:p>
          </table:table-cell>
          <table:table-cell office:value-type="float" office:value="0" calcext:value-type="float">
            <text:p>0</text:p>
          </table:table-cell>
          <table:table-cell office:value-type="float" office:value="1098.3866" calcext:value-type="float">
            <text:p>1098.3866</text:p>
          </table:table-cell>
          <table:table-cell office:value-type="float" office:value="391.5734" calcext:value-type="float">
            <text:p>391.5734</text:p>
          </table:table-cell>
          <table:table-cell office:value-type="float" office:value="0" calcext:value-type="float">
            <text:p>0</text:p>
          </table:table-cell>
          <table:table-cell office:value-type="float" office:value="510.6893" calcext:value-type="float">
            <text:p>510.6893</text:p>
          </table:table-cell>
          <table:table-cell office:value-type="float" office:value="3.5814" calcext:value-type="float">
            <text:p>3.5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8.5862" calcext:value-type="float">
            <text:p>2618.5862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46]/3)"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5244929" calcext:value-type="float">
            <text:p>524492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311.0611" calcext:value-type="float">
            <text:p>1311.0611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53010667" calcext:value-type="float">
            <text:p>120053010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7457418" calcext:value-type="float">
            <text:p>77745741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128" calcext:value-type="float">
            <text:p>512128</text:p>
          </table:table-cell>
          <table:table-cell office:value-type="float" office:value="4001" calcext:value-type="float">
            <text:p>4001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91569738.6" calcext:value-type="float">
            <text:p>91569738.6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5244945" calcext:value-type="float">
            <text:p>5244945</text:p>
          </table:table-cell>
          <table:table-cell office:value-type="float" office:value="2046298" calcext:value-type="float">
            <text:p>20462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777457418" calcext:value-type="float">
            <text:p>777457418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50.3653" calcext:value-type="float">
            <text:p>150.3653</text:p>
          </table:table-cell>
          <table:table-cell office:value-type="float" office:value="442.5454" calcext:value-type="float">
            <text:p>442.5454</text:p>
          </table:table-cell>
          <table:table-cell office:value-type="float" office:value="3.7625" calcext:value-type="float">
            <text:p>3.7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.5587" calcext:value-type="float">
            <text:p>363.5587</text:p>
          </table:table-cell>
          <table:table-cell office:value-type="float" office:value="0.4138" calcext:value-type="float">
            <text:p>0.4138</text:p>
          </table:table-cell>
          <table:table-cell office:value-type="float" office:value="0" calcext:value-type="float">
            <text:p>0</text:p>
          </table:table-cell>
          <table:table-cell office:value-type="float" office:value="569.7238" calcext:value-type="float">
            <text:p>569.7238</text:p>
          </table:table-cell>
          <table:table-cell office:value-type="float" office:value="196.3101" calcext:value-type="float">
            <text:p>196.3101</text:p>
          </table:table-cell>
          <table:table-cell office:value-type="float" office:value="0" calcext:value-type="float">
            <text:p>0</text:p>
          </table:table-cell>
          <table:table-cell office:value-type="float" office:value="245.5834" calcext:value-type="float">
            <text:p>245.5834</text:p>
          </table:table-cell>
          <table:table-cell office:value-type="float" office:value="3.5718" calcext:value-type="float">
            <text:p>3.5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1.1166" calcext:value-type="float">
            <text:p>1311.1166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47]/3)"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623489" calcext:value-type="float">
            <text:p>26234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58.2388" calcext:value-type="float">
            <text:p>658.2388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52498667" calcext:value-type="float">
            <text:p>120052498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0253858" calcext:value-type="float">
            <text:p>1560253858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4256" calcext:value-type="float">
            <text:p>1024256</text:p>
          </table:table-cell>
          <table:table-cell office:value-type="float" office:value="4001" calcext:value-type="float">
            <text:p>4001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182385965.98" calcext:value-type="float">
            <text:p>182385965.98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2623505" calcext:value-type="float">
            <text:p>2623505</text:p>
          </table:table-cell>
          <table:table-cell office:value-type="float" office:value="1032538" calcext:value-type="float">
            <text:p>1032538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560253858" calcext:value-type="float">
            <text:p>1560253858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79.8483" calcext:value-type="float">
            <text:p>79.8483</text:p>
          </table:table-cell>
          <table:table-cell office:value-type="float" office:value="212.2599" calcext:value-type="float">
            <text:p>212.2599</text:p>
          </table:table-cell>
          <table:table-cell office:value-type="float" office:value="3.6543" calcext:value-type="float">
            <text:p>3.6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.0014" calcext:value-type="float">
            <text:p>187.0014</text:p>
          </table:table-cell>
          <table:table-cell office:value-type="float" office:value="0.2097" calcext:value-type="float">
            <text:p>0.2097</text:p>
          </table:table-cell>
          <table:table-cell office:value-type="float" office:value="0" calcext:value-type="float">
            <text:p>0</text:p>
          </table:table-cell>
          <table:table-cell office:value-type="float" office:value="310.0597" calcext:value-type="float">
            <text:p>310.0597</text:p>
          </table:table-cell>
          <table:table-cell office:value-type="float" office:value="98.6231" calcext:value-type="float">
            <text:p>98.6231</text:p>
          </table:table-cell>
          <table:table-cell office:value-type="float" office:value="0" calcext:value-type="float">
            <text:p>0</text:p>
          </table:table-cell>
          <table:table-cell office:value-type="float" office:value="121.3446" calcext:value-type="float">
            <text:p>121.3446</text:p>
          </table:table-cell>
          <table:table-cell office:value-type="float" office:value="3.3546" calcext:value-type="float">
            <text:p>3.3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8.2658" calcext:value-type="float">
            <text:p>658.2658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48]/3)"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312769" calcext:value-type="float">
            <text:p>131276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49.9018" calcext:value-type="float">
            <text:p>349.9018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51474667" calcext:value-type="float">
            <text:p>120051474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3103252" calcext:value-type="float">
            <text:p>3123103252</text:p>
          </table:table-cell>
          <table:table-cell office:value-type="float" office:value="2.6" calcext:value-type="float">
            <text:p>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8512" calcext:value-type="float">
            <text:p>2048512</text:p>
          </table:table-cell>
          <table:table-cell office:value-type="float" office:value="4001" calcext:value-type="float">
            <text:p>4001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343106307.06" calcext:value-type="float">
            <text:p>343106307.06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1312785" calcext:value-type="float">
            <text:p>1312785</text:p>
          </table:table-cell>
          <table:table-cell office:value-type="float" office:value="525658" calcext:value-type="float">
            <text:p>52565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3123103252" calcext:value-type="float">
            <text:p>3123103252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46.9441" calcext:value-type="float">
            <text:p>46.9441</text:p>
          </table:table-cell>
          <table:table-cell office:value-type="float" office:value="97.4228" calcext:value-type="float">
            <text:p>97.4228</text:p>
          </table:table-cell>
          <table:table-cell office:value-type="float" office:value="3.692" calcext:value-type="float">
            <text:p>3.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1799" calcext:value-type="float">
            <text:p>93.1799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  <table:table-cell office:value-type="float" office:value="188.1008" calcext:value-type="float">
            <text:p>188.1008</text:p>
          </table:table-cell>
          <table:table-cell office:value-type="float" office:value="49.6476" calcext:value-type="float">
            <text:p>49.6476</text:p>
          </table:table-cell>
          <table:table-cell office:value-type="float" office:value="0" calcext:value-type="float">
            <text:p>0</text:p>
          </table:table-cell>
          <table:table-cell office:value-type="float" office:value="63.6813" calcext:value-type="float">
            <text:p>63.6813</text:p>
          </table:table-cell>
          <table:table-cell office:value-type="float" office:value="3.2225" calcext:value-type="float">
            <text:p>3.2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.9193" calcext:value-type="float">
            <text:p>349.9193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table:formula="of:=SQRT([.E49]/3)"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57409" calcext:value-type="float">
            <text:p>6574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22.0246" calcext:value-type="float">
            <text:p>222.0246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49426667" calcext:value-type="float">
            <text:p>12004942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6155120" calcext:value-type="float">
            <text:p>6246155120</text:p>
          </table:table-cell>
          <table:table-cell office:value-type="float" office:value="5.2" calcext:value-type="float">
            <text:p>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7024" calcext:value-type="float">
            <text:p>4097024</text:p>
          </table:table-cell>
          <table:table-cell office:value-type="float" office:value="4001" calcext:value-type="float">
            <text:p>4001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540721674.42" calcext:value-type="float">
            <text:p>540721674.42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657425" calcext:value-type="float">
            <text:p>657425</text:p>
          </table:table-cell>
          <table:table-cell office:value-type="float" office:value="272218" calcext:value-type="float">
            <text:p>272218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6246155120" calcext:value-type="float">
            <text:p>624615512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30.8064" calcext:value-type="float">
            <text:p>30.8064</text:p>
          </table:table-cell>
          <table:table-cell office:value-type="float" office:value="44.4221" calcext:value-type="float">
            <text:p>44.4221</text:p>
          </table:table-cell>
          <table:table-cell office:value-type="float" office:value="3.5029" calcext:value-type="float">
            <text:p>3.5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405" calcext:value-type="float">
            <text:p>48.2405</text:p>
          </table:table-cell>
          <table:table-cell office:value-type="float" office:value="0.0552" calcext:value-type="float">
            <text:p>0.0552</text:p>
          </table:table-cell>
          <table:table-cell office:value-type="float" office:value="0" calcext:value-type="float">
            <text:p>0</text:p>
          </table:table-cell>
          <table:table-cell office:value-type="float" office:value="148.0747" calcext:value-type="float">
            <text:p>148.0747</text:p>
          </table:table-cell>
          <table:table-cell office:value-type="float" office:value="26.1119" calcext:value-type="float">
            <text:p>26.1119</text:p>
          </table:table-cell>
          <table:table-cell office:value-type="float" office:value="0" calcext:value-type="float">
            <text:p>0</text:p>
          </table:table-cell>
          <table:table-cell office:value-type="float" office:value="47.3928" calcext:value-type="float">
            <text:p>47.3928</text:p>
          </table:table-cell>
          <table:table-cell office:value-type="float" office:value="3.1224" calcext:value-type="float">
            <text:p>3.1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.0343" calcext:value-type="float">
            <text:p>222.0343</text:p>
          </table:table-cell>
        </table:table-row>
      </table:table>
      <table:table table:name="runtime-grid" table:style-name="ta1">
        <table:table-column table:style-name="co39" table:default-cell-style-name="Default"/>
        <table:table-column table:style-name="co39" table:default-cell-style-name="ce4"/>
        <table:table-column table:style-name="co40" table:default-cell-style-name="ce6"/>
        <table:table-column table:style-name="co39" table:default-cell-style-name="ce4"/>
        <table:table-column table:style-name="co40" table:default-cell-style-name="ce6"/>
        <table:table-column table:style-name="co39" table:default-cell-style-name="ce4"/>
        <table:table-column table:style-name="co40" table:default-cell-style-name="ce6"/>
        <table:table-column table:style-name="co39" table:default-cell-style-name="ce4"/>
        <table:table-column table:style-name="co40" table:default-cell-style-name="ce6"/>
        <table:table-column table:style-name="co39" table:default-cell-style-name="ce7"/>
        <table:table-column table:style-name="co39" table:default-cell-style-name="ce4"/>
        <table:table-column table:style-name="co40" table:default-cell-style-name="ce4"/>
        <table:table-column table:style-name="co39" table:default-cell-style-name="ce4"/>
        <table:table-column table:style-name="co40" table:default-cell-style-name="ce4"/>
        <table:table-column table:style-name="co39" table:default-cell-style-name="ce4"/>
        <table:table-column table:style-name="co40" table:default-cell-style-name="ce4"/>
        <table:table-column table:style-name="co39" table:default-cell-style-name="ce4"/>
        <table:table-column table:style-name="co40" table:default-cell-style-name="ce4"/>
        <table:table-row table:style-name="ro1">
          <table:table-cell office:value-type="string" calcext:value-type="string">
            <text:p>cores</text:p>
          </table:table-cell>
          <table:table-cell table:style-name="ce2" office:value-type="string" calcext:value-type="string" table:number-columns-spanned="8" table:number-rows-spanned="1">
            <text:p>conservative</text:p>
          </table:table-cell>
          <table:covered-table-cell table:number-columns-repeated="3" table:style-name="ce5"/>
          <table:covered-table-cell table:number-columns-repeated="4" table:style-name="ce3"/>
          <table:table-cell table:style-name="Default"/>
          <table:table-cell table:style-name="ce2" office:value-type="string" calcext:value-type="string" table:number-columns-spanned="8" table:number-rows-spanned="1">
            <text:p>optimistic</text:p>
          </table:table-cell>
          <table:covered-table-cell table:number-columns-repeated="3" table:style-name="ce5"/>
          <table:covered-table-cell table:number-columns-repeated="4" table:style-name="ce3"/>
        </table:table-row>
        <table:table-row table:style-name="ro1">
          <table:table-cell/>
          <table:table-cell table:style-name="ce3" office:value-type="string" calcext:value-type="string">
            <text:p>1K</text:p>
          </table:table-cell>
          <table:table-cell table:style-name="ce3"/>
          <table:table-cell table:style-name="ce3" office:value-type="string" calcext:value-type="string">
            <text:p>2K</text:p>
          </table:table-cell>
          <table:table-cell table:style-name="ce3"/>
          <table:table-cell table:style-name="ce3" office:value-type="string" calcext:value-type="string">
            <text:p>4K</text:p>
          </table:table-cell>
          <table:table-cell table:style-name="ce3"/>
          <table:table-cell table:style-name="ce3" office:value-type="string" calcext:value-type="string">
            <text:p>8K</text:p>
          </table:table-cell>
          <table:table-cell table:style-name="ce3"/>
          <table:table-cell table:style-name="Default"/>
          <table:table-cell table:style-name="ce3" office:value-type="string" calcext:value-type="string">
            <text:p>1K</text:p>
          </table:table-cell>
          <table:table-cell table:style-name="ce3"/>
          <table:table-cell table:style-name="ce3" office:value-type="string" calcext:value-type="string">
            <text:p>2K</text:p>
          </table:table-cell>
          <table:table-cell table:style-name="ce3"/>
          <table:table-cell table:style-name="ce3" office:value-type="string" calcext:value-type="string">
            <text:p>4K</text:p>
          </table:table-cell>
          <table:table-cell table:style-name="ce3"/>
          <table:table-cell table:style-name="ce3" office:value-type="string" calcext:value-type="string">
            <text:p>8K</text:p>
          </table:table-cell>
          <table:table-cell table:style-name="ce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raw.K2]" office:value-type="float" office:value="53.9854" calcext:value-type="float">
            <text:p>53.99</text:p>
          </table:table-cell>
          <table:table-cell table:formula="of:=IF([.B3]&lt;[.K3]; &quot;x&quot;; &quot;&quot;)" office:value-type="string" office:string-value="x" calcext:value-type="string">
            <text:p>x</text:p>
          </table:table-cell>
          <table:table-cell table:formula="of:=[$raw.K14]" office:value-type="float" office:value="244.0473" calcext:value-type="float">
            <text:p>244.05</text:p>
          </table:table-cell>
          <table:table-cell table:formula="of:=IF([.D3]&lt;[.M3]; &quot;x&quot;; &quot;&quot;)" office:value-type="string" office:string-value="x" calcext:value-type="string">
            <text:p>x</text:p>
          </table:table-cell>
          <table:table-cell table:formula="of:=[$raw.K26]" office:value-type="float" office:value="1046.3209" calcext:value-type="float">
            <text:p>1046.32</text:p>
          </table:table-cell>
          <table:table-cell table:formula="of:=IF([.F3]&lt;[.O3]; &quot;x&quot;; &quot;&quot;)" office:value-type="string" office:string-value="x" calcext:value-type="string">
            <text:p>x</text:p>
          </table:table-cell>
          <table:table-cell table:formula="of:=[$raw.K38]" office:value-type="float" office:value="4444.6541" calcext:value-type="float">
            <text:p>4444.65</text:p>
          </table:table-cell>
          <table:table-cell table:formula="of:=IF([.H3]&lt;[.Q3]; &quot;x&quot;; &quot;&quot;)" office:value-type="string" office:string-value="x" calcext:value-type="string">
            <text:p>x</text:p>
          </table:table-cell>
          <table:table-cell/>
          <table:table-cell table:formula="of:=[$raw.K8]" office:value-type="float" office:value="68.3236" calcext:value-type="float">
            <text:p>68.32</text:p>
          </table:table-cell>
          <table:table-cell table:formula="of:=IF([.B3]&gt;[.K3]; &quot;x&quot;; &quot;&quot;)">
            <text:p/>
          </table:table-cell>
          <table:table-cell table:formula="of:=[$raw.K20]" office:value-type="float" office:value="299.668" calcext:value-type="float">
            <text:p>299.67</text:p>
          </table:table-cell>
          <table:table-cell table:formula="of:=IF([.D3]&gt;[.M3]; &quot;x&quot;; &quot;&quot;)">
            <text:p/>
          </table:table-cell>
          <table:table-cell table:formula="of:=[$raw.K32]" office:value-type="float" office:value="1265.3202" calcext:value-type="float">
            <text:p>1265.32</text:p>
          </table:table-cell>
          <table:table-cell table:formula="of:=IF([.F3]&gt;[.O3]; &quot;x&quot;; &quot;&quot;)">
            <text:p/>
          </table:table-cell>
          <table:table-cell table:formula="of:=[$raw.K44]" office:value-type="float" office:value="5280.5009" calcext:value-type="float">
            <text:p>5280.50</text:p>
          </table:table-cell>
          <table:table-cell table:formula="of:=IF([.H3]&gt;[.Q3]; &quot;x&quot;; &quot;&quot;)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raw.K3]" office:value-type="float" office:value="27.9013" calcext:value-type="float">
            <text:p>27.90</text:p>
          </table:table-cell>
          <table:table-cell table:formula="of:=IF([.B4]&lt;[.K4]; &quot;x&quot;; &quot;&quot;)" office:value-type="string" office:string-value="x" calcext:value-type="string">
            <text:p>x</text:p>
          </table:table-cell>
          <table:table-cell table:formula="of:=[$raw.K15]" office:value-type="float" office:value="122.5452" calcext:value-type="float">
            <text:p>122.55</text:p>
          </table:table-cell>
          <table:table-cell table:formula="of:=IF([.D4]&lt;[.M4]; &quot;x&quot;; &quot;&quot;)" office:value-type="string" office:string-value="x" calcext:value-type="string">
            <text:p>x</text:p>
          </table:table-cell>
          <table:table-cell table:formula="of:=[$raw.K27]" office:value-type="float" office:value="518.5447" calcext:value-type="float">
            <text:p>518.54</text:p>
          </table:table-cell>
          <table:table-cell table:formula="of:=IF([.F4]&lt;[.O4]; &quot;x&quot;; &quot;&quot;)" office:value-type="string" office:string-value="x" calcext:value-type="string">
            <text:p>x</text:p>
          </table:table-cell>
          <table:table-cell table:formula="of:=[$raw.K39]" office:value-type="float" office:value="2188.5844" calcext:value-type="float">
            <text:p>2188.58</text:p>
          </table:table-cell>
          <table:table-cell table:formula="of:=IF([.H4]&lt;[.Q4]; &quot;x&quot;; &quot;&quot;)" office:value-type="string" office:string-value="x" calcext:value-type="string">
            <text:p>x</text:p>
          </table:table-cell>
          <table:table-cell/>
          <table:table-cell table:formula="of:=[$raw.K9]" office:value-type="float" office:value="33.4766" calcext:value-type="float">
            <text:p>33.48</text:p>
          </table:table-cell>
          <table:table-cell table:formula="of:=IF([.B4]&gt;[.K4]; &quot;x&quot;; &quot;&quot;)">
            <text:p/>
          </table:table-cell>
          <table:table-cell table:formula="of:=[$raw.K21]" office:value-type="float" office:value="150.3244" calcext:value-type="float">
            <text:p>150.32</text:p>
          </table:table-cell>
          <table:table-cell table:formula="of:=IF([.D4]&gt;[.M4]; &quot;x&quot;; &quot;&quot;)">
            <text:p/>
          </table:table-cell>
          <table:table-cell table:formula="of:=[$raw.K33]" office:value-type="float" office:value="624.0149" calcext:value-type="float">
            <text:p>624.01</text:p>
          </table:table-cell>
          <table:table-cell table:formula="of:=IF([.F4]&gt;[.O4]; &quot;x&quot;; &quot;&quot;)">
            <text:p/>
          </table:table-cell>
          <table:table-cell table:formula="of:=[$raw.K45]" office:value-type="float" office:value="2618.479" calcext:value-type="float">
            <text:p>2618.48</text:p>
          </table:table-cell>
          <table:table-cell table:formula="of:=IF([.H4]&gt;[.Q4]; &quot;x&quot;; &quot;&quot;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$raw.K4]" office:value-type="float" office:value="15.4788" calcext:value-type="float">
            <text:p>15.48</text:p>
          </table:table-cell>
          <table:table-cell table:formula="of:=IF([.B5]&lt;[.K5]; &quot;x&quot;; &quot;&quot;)" office:value-type="string" office:string-value="x" calcext:value-type="string">
            <text:p>x</text:p>
          </table:table-cell>
          <table:table-cell table:formula="of:=[$raw.K16]" office:value-type="float" office:value="62.8155" calcext:value-type="float">
            <text:p>62.82</text:p>
          </table:table-cell>
          <table:table-cell table:formula="of:=IF([.D5]&lt;[.M5]; &quot;x&quot;; &quot;&quot;)" office:value-type="string" office:string-value="x" calcext:value-type="string">
            <text:p>x</text:p>
          </table:table-cell>
          <table:table-cell table:formula="of:=[$raw.K28]" office:value-type="float" office:value="261.9392" calcext:value-type="float">
            <text:p>261.94</text:p>
          </table:table-cell>
          <table:table-cell table:formula="of:=IF([.F5]&lt;[.O5]; &quot;x&quot;; &quot;&quot;)" office:value-type="string" office:string-value="x" calcext:value-type="string">
            <text:p>x</text:p>
          </table:table-cell>
          <table:table-cell table:formula="of:=[$raw.K40]" office:value-type="float" office:value="1090.1526" calcext:value-type="float">
            <text:p>1090.15</text:p>
          </table:table-cell>
          <table:table-cell table:formula="of:=IF([.H5]&lt;[.Q5]; &quot;x&quot;; &quot;&quot;)" office:value-type="string" office:string-value="x" calcext:value-type="string">
            <text:p>x</text:p>
          </table:table-cell>
          <table:table-cell/>
          <table:table-cell table:formula="of:=[$raw.K10]" office:value-type="float" office:value="17.3561" calcext:value-type="float">
            <text:p>17.36</text:p>
          </table:table-cell>
          <table:table-cell table:formula="of:=IF([.B5]&gt;[.K5]; &quot;x&quot;; &quot;&quot;)">
            <text:p/>
          </table:table-cell>
          <table:table-cell table:formula="of:=[$raw.K22]" office:value-type="float" office:value="75.4648" calcext:value-type="float">
            <text:p>75.46</text:p>
          </table:table-cell>
          <table:table-cell table:formula="of:=IF([.D5]&gt;[.M5]; &quot;x&quot;; &quot;&quot;)">
            <text:p/>
          </table:table-cell>
          <table:table-cell table:formula="of:=[$raw.K34]" office:value-type="float" office:value="314.5351" calcext:value-type="float">
            <text:p>314.54</text:p>
          </table:table-cell>
          <table:table-cell table:formula="of:=IF([.F5]&gt;[.O5]; &quot;x&quot;; &quot;&quot;)">
            <text:p/>
          </table:table-cell>
          <table:table-cell table:formula="of:=[$raw.K46]" office:value-type="float" office:value="1311.0611" calcext:value-type="float">
            <text:p>1311.06</text:p>
          </table:table-cell>
          <table:table-cell table:formula="of:=IF([.H5]&gt;[.Q5]; &quot;x&quot;; &quot;&quot;)">
            <text:p/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$raw.K5]" office:value-type="float" office:value="10.2482" calcext:value-type="float">
            <text:p>10.25</text:p>
          </table:table-cell>
          <table:table-cell table:formula="of:=IF([.B6]&lt;[.K6]; &quot;x&quot;; &quot;&quot;)" office:value-type="string" office:string-value="x" calcext:value-type="string">
            <text:p>x</text:p>
          </table:table-cell>
          <table:table-cell table:formula="of:=[$raw.K17]" office:value-type="float" office:value="34.9898" calcext:value-type="float">
            <text:p>34.99</text:p>
          </table:table-cell>
          <table:table-cell table:formula="of:=IF([.D6]&lt;[.M6]; &quot;x&quot;; &quot;&quot;)" office:value-type="string" office:string-value="x" calcext:value-type="string">
            <text:p>x</text:p>
          </table:table-cell>
          <table:table-cell table:formula="of:=[$raw.K29]" office:value-type="float" office:value="135.327" calcext:value-type="float">
            <text:p>135.33</text:p>
          </table:table-cell>
          <table:table-cell table:formula="of:=IF([.F6]&lt;[.O6]; &quot;x&quot;; &quot;&quot;)" office:value-type="string" office:string-value="x" calcext:value-type="string">
            <text:p>x</text:p>
          </table:table-cell>
          <table:table-cell table:formula="of:=[$raw.K41]" office:value-type="float" office:value="548.3364" calcext:value-type="float">
            <text:p>548.34</text:p>
          </table:table-cell>
          <table:table-cell table:formula="of:=IF([.H6]&lt;[.Q6]; &quot;x&quot;; &quot;&quot;)" office:value-type="string" office:string-value="x" calcext:value-type="string">
            <text:p>x</text:p>
          </table:table-cell>
          <table:table-cell/>
          <table:table-cell table:formula="of:=[$raw.K11]" office:value-type="float" office:value="11.0552" calcext:value-type="float">
            <text:p>11.06</text:p>
          </table:table-cell>
          <table:table-cell table:formula="of:=IF([.B6]&gt;[.K6]; &quot;x&quot;; &quot;&quot;)">
            <text:p/>
          </table:table-cell>
          <table:table-cell table:formula="of:=[$raw.K23]" office:value-type="float" office:value="41.1289" calcext:value-type="float">
            <text:p>41.13</text:p>
          </table:table-cell>
          <table:table-cell table:formula="of:=IF([.D6]&gt;[.M6]; &quot;x&quot;; &quot;&quot;)">
            <text:p/>
          </table:table-cell>
          <table:table-cell table:formula="of:=[$raw.K35]" office:value-type="float" office:value="163.8828" calcext:value-type="float">
            <text:p>163.88</text:p>
          </table:table-cell>
          <table:table-cell table:formula="of:=IF([.F6]&gt;[.O6]; &quot;x&quot;; &quot;&quot;)">
            <text:p/>
          </table:table-cell>
          <table:table-cell table:formula="of:=[$raw.K47]" office:value-type="float" office:value="658.2388" calcext:value-type="float">
            <text:p>658.24</text:p>
          </table:table-cell>
          <table:table-cell table:formula="of:=IF([.H6]&gt;[.Q6]; &quot;x&quot;; &quot;&quot;)">
            <text:p/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$raw.K6]" office:value-type="float" office:value="11.2846" calcext:value-type="float">
            <text:p>11.28</text:p>
          </table:table-cell>
          <table:table-cell table:formula="of:=IF([.B7]&lt;[.K7]; &quot;x&quot;; &quot;&quot;)" office:value-type="string" office:string-value="x" calcext:value-type="string">
            <text:p>x</text:p>
          </table:table-cell>
          <table:table-cell table:formula="of:=[$raw.K18]" office:value-type="float" office:value="25.9149" calcext:value-type="float">
            <text:p>25.91</text:p>
          </table:table-cell>
          <table:table-cell table:formula="of:=IF([.D7]&lt;[.M7]; &quot;x&quot;; &quot;&quot;)" office:value-type="string" office:string-value="x" calcext:value-type="string">
            <text:p>x</text:p>
          </table:table-cell>
          <table:table-cell table:formula="of:=[$raw.K30]" office:value-type="float" office:value="79.2438" calcext:value-type="float">
            <text:p>79.24</text:p>
          </table:table-cell>
          <table:table-cell table:formula="of:=IF([.F7]&lt;[.O7]; &quot;x&quot;; &quot;&quot;)" office:value-type="string" office:string-value="x" calcext:value-type="string">
            <text:p>x</text:p>
          </table:table-cell>
          <table:table-cell table:formula="of:=[$raw.K42]" office:value-type="float" office:value="291.2961" calcext:value-type="float">
            <text:p>291.30</text:p>
          </table:table-cell>
          <table:table-cell table:formula="of:=IF([.H7]&lt;[.Q7]; &quot;x&quot;; &quot;&quot;)" office:value-type="string" office:string-value="x" calcext:value-type="string">
            <text:p>x</text:p>
          </table:table-cell>
          <table:table-cell/>
          <table:table-cell table:formula="of:=[$raw.K12]" office:value-type="float" office:value="11.4664" calcext:value-type="float">
            <text:p>11.47</text:p>
          </table:table-cell>
          <table:table-cell table:formula="of:=IF([.B7]&gt;[.K7]; &quot;x&quot;; &quot;&quot;)">
            <text:p/>
          </table:table-cell>
          <table:table-cell table:formula="of:=[$raw.K24]" office:value-type="float" office:value="28.9732" calcext:value-type="float">
            <text:p>28.97</text:p>
          </table:table-cell>
          <table:table-cell table:formula="of:=IF([.D7]&gt;[.M7]; &quot;x&quot;; &quot;&quot;)">
            <text:p/>
          </table:table-cell>
          <table:table-cell table:formula="of:=[$raw.K36]" office:value-type="float" office:value="93.7519" calcext:value-type="float">
            <text:p>93.75</text:p>
          </table:table-cell>
          <table:table-cell table:formula="of:=IF([.F7]&gt;[.O7]; &quot;x&quot;; &quot;&quot;)">
            <text:p/>
          </table:table-cell>
          <table:table-cell table:formula="of:=[$raw.K48]" office:value-type="float" office:value="349.9018" calcext:value-type="float">
            <text:p>349.90</text:p>
          </table:table-cell>
          <table:table-cell table:formula="of:=IF([.H7]&gt;[.Q7]; &quot;x&quot;; &quot;&quot;)">
            <text:p/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$raw.K7]" office:value-type="float" office:value="12.1026" calcext:value-type="float">
            <text:p>12.10</text:p>
          </table:table-cell>
          <table:table-cell table:formula="of:=IF([.B8]&lt;[.K8]; &quot;x&quot;; &quot;&quot;)" office:value-type="string" office:string-value="x" calcext:value-type="string">
            <text:p>x</text:p>
          </table:table-cell>
          <table:table-cell table:formula="of:=[$raw.K19]" office:value-type="float" office:value="27.0566" calcext:value-type="float">
            <text:p>27.06</text:p>
          </table:table-cell>
          <table:table-cell table:formula="of:=IF([.D8]&lt;[.M8]; &quot;x&quot;; &quot;&quot;)" office:value-type="string" office:string-value="x" calcext:value-type="string">
            <text:p>x</text:p>
          </table:table-cell>
          <table:table-cell table:formula="of:=[$raw.K31]" office:value-type="float" office:value="61.6039" calcext:value-type="float">
            <text:p>61.60</text:p>
          </table:table-cell>
          <table:table-cell table:formula="of:=IF([.F8]&lt;[.O8]; &quot;x&quot;; &quot;&quot;)" office:value-type="string" office:string-value="x" calcext:value-type="string">
            <text:p>x</text:p>
          </table:table-cell>
          <table:table-cell table:formula="of:=[$raw.K43]" office:value-type="float" office:value="189.326" calcext:value-type="float">
            <text:p>189.33</text:p>
          </table:table-cell>
          <table:table-cell table:formula="of:=IF([.H8]&lt;[.Q8]; &quot;x&quot;; &quot;&quot;)" office:value-type="string" office:string-value="x" calcext:value-type="string">
            <text:p>x</text:p>
          </table:table-cell>
          <table:table-cell/>
          <table:table-cell table:formula="of:=[$raw.K13]" office:value-type="float" office:value="14.1803" calcext:value-type="float">
            <text:p>14.18</text:p>
          </table:table-cell>
          <table:table-cell table:formula="of:=IF([.B8]&gt;[.K8]; &quot;x&quot;; &quot;&quot;)">
            <text:p/>
          </table:table-cell>
          <table:table-cell table:formula="of:=[$raw.K25]" office:value-type="float" office:value="29.9218" calcext:value-type="float">
            <text:p>29.92</text:p>
          </table:table-cell>
          <table:table-cell table:formula="of:=IF([.D8]&gt;[.M8]; &quot;x&quot;; &quot;&quot;)">
            <text:p/>
          </table:table-cell>
          <table:table-cell table:formula="of:=[$raw.K37]" office:value-type="float" office:value="72.8848" calcext:value-type="float">
            <text:p>72.88</text:p>
          </table:table-cell>
          <table:table-cell table:formula="of:=IF([.F8]&gt;[.O8]; &quot;x&quot;; &quot;&quot;)">
            <text:p/>
          </table:table-cell>
          <table:table-cell table:formula="of:=[$raw.K49]" office:value-type="float" office:value="222.0246" calcext:value-type="float">
            <text:p>222.02</text:p>
          </table:table-cell>
          <table:table-cell table:formula="of:=IF([.H8]&gt;[.Q8]; &quot;x&quot;; &quot;&quot;)">
            <text:p/>
          </table:table-cell>
        </table:table-row>
        <table:table-row table:style-name="ro1">
          <table:table-cell/>
          <table:table-cell table:style-name="Default" table:number-columns-repeated="17"/>
        </table:table-row>
        <table:table-row table:style-name="ro1">
          <table:table-cell/>
          <table:table-cell table:style-name="Default" office:value-type="string" calcext:value-type="string">
            <text:p>x indicates fastest between the two classes</text:p>
          </table:table-cell>
          <table:table-cell table:style-name="Default" table:number-columns-repeated="16"/>
        </table:table-row>
      </table:table>
      <table:named-expressions/>
      <table:database-ranges>
        <table:database-range table:name="__Anonymous_Sheet_DB__0" table:target-range-address="raw.A1:raw.BE4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15" number:min-decimal-places="15" number:min-integer-digits="1"/>
    </number:number-style>
    <number:number-style style:name="N119">
      <number:number number:decimal-places="16" number:min-decimal-places="16" number:min-integer-digits="1"/>
    </number:number-style>
    <number:number-style style:name="N120">
      <number:number number:decimal-places="17" number:min-decimal-places="17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3T12:47:51.795877388</dc:date>
    <dc:creator>Elkin Cruz</dc:creator>
    <meta:editing-duration>PT1H48M1S</meta:editing-duration>
    <meta:editing-cycles>7</meta:editing-cycles>
    <meta:generator>LibreOffice/7.4.1.2$Linux_X86_64 LibreOffice_project/40$Build-2</meta:generator>
    <meta:document-statistic meta:table-count="2" meta:cell-count="2907" meta:object-count="0"/>
  </office:meta>
</office:document-meta>
</file>